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5000000256157657C11059838.png" manifest:media-type="image/png"/>
  <manifest:file-entry manifest:full-path="Pictures/100000010000002A000000296670527FCAD4C7F8.png" manifest:media-type="image/png"/>
  <manifest:file-entry manifest:full-path="Pictures/10000001000002000000020045441B21207A606D.png" manifest:media-type="image/png"/>
  <manifest:file-entry manifest:full-path="Pictures/100000010000002B0000002B259F52126B0AF182.png" manifest:media-type="image/png"/>
  <manifest:file-entry manifest:full-path="Pictures/100000010000001A0000001AAA5AB9DED97D37EC.png" manifest:media-type="image/png"/>
  <manifest:file-entry manifest:full-path="Pictures/10000001000003710000008AAABBB315E5D110BC.png" manifest:media-type="image/png"/>
  <manifest:file-entry manifest:full-path="Pictures/100000000000015400000243F27D4154895E17A0.png" manifest:media-type="image/png"/>
  <manifest:file-entry manifest:full-path="Pictures/10000000000002F3000002AAF35258882D6E1E10.png" manifest:media-type="image/png"/>
  <manifest:file-entry manifest:full-path="Pictures/10000000000005A10000025FFF849D2AC18EA7FE.png" manifest:media-type="image/png"/>
  <manifest:file-entry manifest:full-path="Pictures/1000000000000190000003C95BEE9E7D7389125B.png" manifest:media-type="image/png"/>
  <manifest:file-entry manifest:full-path="Pictures/100000010000001B0000001B287AF165D70BA09D.png" manifest:media-type="image/png"/>
  <manifest:file-entry manifest:full-path="Pictures/10000001000000570000002561AB1A0A8605B8CA.png" manifest:media-type="image/png"/>
  <manifest:file-entry manifest:full-path="Pictures/100000010000005200000054DB15B07DEA57C11A.png" manifest:media-type="image/png"/>
  <manifest:file-entry manifest:full-path="Pictures/100000010000006C000000325258C43C9229C72D.png" manifest:media-type="image/png"/>
  <manifest:file-entry manifest:full-path="Pictures/1000000100000066000000700B64205ABB71E86D.png" manifest:media-type="image/png"/>
  <manifest:file-entry manifest:full-path="Pictures/100000010000003100000028CCDA1CAA9FF357C2.png" manifest:media-type="image/png"/>
  <manifest:file-entry manifest:full-path="Pictures/10000000000000C00000006CE4E50C78B4FC0E00.png" manifest:media-type="image/png"/>
  <manifest:file-entry manifest:full-path="Pictures/100000010000002F0000002A8F4702DD519D463F.png" manifest:media-type="image/png"/>
  <manifest:file-entry manifest:full-path="Pictures/100000010000004600000042A0756B8B8CE67AD9.png" manifest:media-type="image/png"/>
  <manifest:file-entry manifest:full-path="Pictures/100000010000001C0000001CDD80EB32C440987F.png" manifest:media-type="image/png"/>
  <manifest:file-entry manifest:full-path="Pictures/1000000100000162000002A193AA487042FC3EB5.png" manifest:media-type="image/png"/>
  <manifest:file-entry manifest:full-path="Pictures/100000010000002B0000002599E1FDEF71BFAE0C.png" manifest:media-type="image/png"/>
  <manifest:file-entry manifest:full-path="Pictures/10000001000003F500000185624B4128C7CE28A3.png" manifest:media-type="image/png"/>
  <manifest:file-entry manifest:full-path="Pictures/100000010000002A0000002A68787B5645B0E921.png" manifest:media-type="image/png"/>
  <manifest:file-entry manifest:full-path="Pictures/10000001000000290000002A4A7783E51BE09B4C.png" manifest:media-type="image/png"/>
  <manifest:file-entry manifest:full-path="Pictures/1000000100000025000000256389449330BF5396.png" manifest:media-type="image/png"/>
  <manifest:file-entry manifest:full-path="Pictures/10000001000000F500000186C111C21176E1F53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Rounded MT Bold" svg:font-family="'Arial Rounded MT Bold'" style:font-pitch="variable"/>
    <style:font-face style:name="Arial Unicode MS" svg:font-family="'Arial Unicode MS'" style:font-pitch="variable"/>
    <style:font-face style:name="Arial Unicode MS1" svg:font-family="'Arial Unicode MS'" style:font-family-generic="modern" style:font-pitch="variable"/>
    <style:font-face style:name="Arial Unicode MS2" svg:font-family="'Arial Unicode MS'" style:font-family-generic="swiss"/>
    <style:font-face style:name="Arial Unicode MS3" svg:font-family="'Arial Unicode MS'" style:font-family-generic="swiss" style:font-pitch="variable"/>
    <style:font-face style:name="Arial Unicode MS4"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pitch="variable" style:font-charset="x-symbol"/>
    <style:font-face style:name="Liberation Serif2" svg:font-family="'Liberation Serif'" style:font-family-generic="modern" style:font-pitch="variable"/>
    <style:font-face style:name="Liberation Serif3" svg:font-family="'Liberation Serif'" style:font-family-generic="roman" style:font-pitch="variable"/>
    <style:font-face style:name="Liberation Serif4" svg:font-family="'Liberation Serif'" style:font-family-generic="roman" style:font-pitch="variable" style:font-charset="x-symbol"/>
    <style:font-face style:name="Liberation Serif5" svg:font-family="'Liberation Serif'" style:font-family-generic="swiss" style:font-pitch="variable"/>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fo:language="en" fo:country="US"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fo:language="en" fo:country="US" officeooo:rsid="0016785c" officeooo:paragraph-rsid="0016785c" style:font-size-asian="12pt" style:font-size-complex="12pt"/>
    </style:style>
    <style:style style:name="P3" style:family="paragraph" style:parent-style-name="Header">
      <style:text-properties fo:language="en" fo:country="US"/>
    </style:style>
    <style:style style:name="P4" style:family="paragraph" style:parent-style-name="Standard">
      <style:text-properties fo:language="en" fo:country="US"/>
    </style:style>
    <style:style style:name="P5" style:family="paragraph" style:parent-style-name="Standard">
      <style:paragraph-properties fo:text-align="justify" style:justify-single-word="false"/>
      <style:text-properties fo:language="en" fo:country="US" officeooo:paragraph-rsid="0039744d"/>
    </style:style>
    <style:style style:name="P6"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fo:language="en" fo:country="US" officeooo:paragraph-rsid="00427505"/>
    </style:style>
    <style:style style:name="P7"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language="en" fo:country="US" officeooo:paragraph-rsid="007be19f"/>
    </style:style>
    <style:style style:name="P8" style:family="paragraph" style:parent-style-name="Standard">
      <style:text-properties fo:language="en" fo:country="US" fo:font-style="normal" style:text-underline-style="none" fo:font-weight="normal" officeooo:rsid="00922943" style:font-style-asian="normal" style:font-weight-asian="normal" style:font-style-complex="normal" style:font-weight-complex="normal"/>
    </style:style>
    <style:style style:name="P9" style:family="paragraph" style:parent-style-name="Standard" style:master-page-name="">
      <loext:graphic-properties draw:fill="none" draw:fill-color="#729fcf"/>
      <style:paragraph-properties fo:margin-left="0.199cm" fo:margin-right="0cm" fo:line-height="100%" fo:text-align="justify" style:justify-single-word="false" fo:text-indent="0cm" style:auto-text-indent="false" style:page-number="auto" fo:background-color="transparent">
        <style:tab-stops/>
      </style:paragraph-properties>
      <style:text-properties fo:language="en" fo:country="US" fo:font-style="normal" style:text-underline-style="none" fo:font-weight="normal" officeooo:rsid="0013e018" style:font-style-asian="normal" style:font-weight-asian="normal" style:font-style-complex="normal" style:font-weight-complex="normal"/>
    </style:style>
    <style:style style:name="P10" style:family="paragraph" style:parent-style-name="Standard">
      <style:paragraph-properties fo:margin-top="0cm" fo:margin-bottom="0cm" style:contextual-spacing="false"/>
      <style:text-properties fo:language="en" fo:country="US" fo:font-style="normal" style:text-underline-style="none" fo:font-weight="normal" officeooo:rsid="005f95d5" style:font-style-asian="normal" style:font-weight-asian="normal" style:font-style-complex="normal" style:font-weight-complex="normal"/>
    </style:style>
    <style:style style:name="P11" style:family="paragraph" style:parent-style-name="Standard">
      <style:paragraph-properties fo:margin-top="0.3cm" fo:margin-bottom="0.101cm" style:contextual-spacing="false"/>
      <style:text-properties fo:language="en" fo:country="US" fo:font-style="normal" style:text-underline-style="none" fo:font-weight="normal" officeooo:rsid="00a385cc" style:font-style-asian="normal" style:font-weight-asian="normal" style:font-style-complex="normal" style:font-weight-complex="normal"/>
    </style:style>
    <style:style style:name="P12"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en" fo:country="US" fo:font-style="normal" style:text-underline-style="none" fo:font-weight="normal" officeooo:rsid="00a385cc" style:font-style-asian="normal" style:font-weight-asian="normal" style:font-style-complex="normal" style:font-weight-complex="normal"/>
    </style:style>
    <style:style style:name="P13"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en" fo:country="US" fo:font-style="normal" style:text-underline-style="none" fo:font-weight="normal" officeooo:rsid="00a90d68" style:font-style-asian="normal" style:font-weight-asian="normal" style:font-style-complex="normal" style:font-weight-complex="normal"/>
    </style:style>
    <style:style style:name="P14" style:family="paragraph" style:parent-style-name="Standard">
      <style:text-properties fo:language="en" fo:country="US" officeooo:paragraph-rsid="003c5794"/>
    </style:style>
    <style:style style:name="P15" style:family="paragraph" style:parent-style-name="Standard">
      <style:text-properties fo:language="en" fo:country="US" officeooo:paragraph-rsid="0052a7e3"/>
    </style:style>
    <style:style style:name="P16" style:family="paragraph" style:parent-style-name="Standard">
      <style:text-properties fo:language="en" fo:country="US" officeooo:paragraph-rsid="0055b1ed"/>
    </style:style>
    <style:style style:name="P17" style:family="paragraph" style:parent-style-name="Standard">
      <style:text-properties fo:language="en" fo:country="US" officeooo:paragraph-rsid="003f98de"/>
    </style:style>
    <style:style style:name="P18" style:family="paragraph" style:parent-style-name="Standard">
      <style:text-properties fo:language="en" fo:country="US" officeooo:paragraph-rsid="0044239d"/>
    </style:style>
    <style:style style:name="P19" style:family="paragraph" style:parent-style-name="Standard">
      <style:text-properties fo:language="en" fo:country="US" officeooo:paragraph-rsid="0058ddaa"/>
    </style:style>
    <style:style style:name="P20" style:family="paragraph" style:parent-style-name="Standard">
      <style:text-properties fo:language="en" fo:country="US" officeooo:rsid="006b9fe3" officeooo:paragraph-rsid="006b9fe3"/>
    </style:style>
    <style:style style:name="P21" style:family="paragraph" style:parent-style-name="Standard">
      <style:text-properties fo:language="en" fo:country="US" officeooo:rsid="006d682f" officeooo:paragraph-rsid="006d682f"/>
    </style:style>
    <style:style style:name="P22"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fo:language="en" fo:country="US" officeooo:rsid="006d682f" officeooo:paragraph-rsid="00833506"/>
    </style:style>
    <style:style style:name="P23" style:family="paragraph" style:parent-style-name="Standard">
      <style:text-properties fo:language="en" fo:country="US" officeooo:paragraph-rsid="007be19f"/>
    </style:style>
    <style:style style:name="P24" style:family="paragraph" style:parent-style-name="Standard">
      <style:text-properties fo:language="en" fo:country="US" officeooo:rsid="0072f1ff" officeooo:paragraph-rsid="00773f22"/>
    </style:style>
    <style:style style:name="P25" style:family="paragraph" style:parent-style-name="Text_20_body">
      <style:text-properties fo:language="en" fo:country="US" officeooo:rsid="0072f1ff" officeooo:paragraph-rsid="00773f22"/>
    </style:style>
    <style:style style:name="P26" style:family="paragraph" style:parent-style-name="Text_20_body">
      <style:text-properties fo:language="en" fo:country="US" officeooo:rsid="0072f1ff" officeooo:paragraph-rsid="0072f1ff"/>
    </style:style>
    <style:style style:name="P27" style:family="paragraph" style:parent-style-name="Standard">
      <style:text-properties fo:language="en" fo:country="US" officeooo:rsid="007a0bbf" officeooo:paragraph-rsid="007b5bd6"/>
    </style:style>
    <style:style style:name="P28" style:family="paragraph" style:parent-style-name="Text_20_body">
      <style:text-properties fo:language="en" fo:country="US" officeooo:rsid="007a0bbf" officeooo:paragraph-rsid="007a0bbf"/>
    </style:style>
    <style:style style:name="P29" style:family="paragraph" style:parent-style-name="Standard">
      <style:text-properties fo:language="en" fo:country="US" officeooo:rsid="0082312a" officeooo:paragraph-rsid="0082312a"/>
    </style:style>
    <style:style style:name="P30" style:family="paragraph" style:parent-style-name="Standard">
      <style:text-properties fo:language="en" fo:country="US" officeooo:paragraph-rsid="00855776"/>
    </style:style>
    <style:style style:name="P31" style:family="paragraph" style:parent-style-name="Standard">
      <style:text-properties fo:language="en" fo:country="US" officeooo:rsid="00855776" officeooo:paragraph-rsid="00855776"/>
    </style:style>
    <style:style style:name="P32" style:family="paragraph" style:parent-style-name="Text_20_body">
      <style:text-properties fo:language="en" fo:country="US" officeooo:paragraph-rsid="00577940"/>
    </style:style>
    <style:style style:name="P33" style:family="paragraph" style:parent-style-name="Text_20_body">
      <style:text-properties fo:language="en" fo:country="US" officeooo:rsid="0071878d" officeooo:paragraph-rsid="0071ebb2"/>
    </style:style>
    <style:style style:name="P34" style:family="paragraph" style:parent-style-name="Text_20_body">
      <style:text-properties fo:language="en" fo:country="US" officeooo:rsid="00726c64" officeooo:paragraph-rsid="00726c64"/>
    </style:style>
    <style:style style:name="P35" style:family="paragraph" style:parent-style-name="Text_20_body">
      <style:text-properties fo:language="en" fo:country="US" officeooo:paragraph-rsid="00726c64"/>
    </style:style>
    <style:style style:name="P36" style:family="paragraph" style:parent-style-name="Text_20_body">
      <style:text-properties fo:language="en" fo:country="US" officeooo:rsid="00773f22" officeooo:paragraph-rsid="00773f22"/>
    </style:style>
    <style:style style:name="P37" style:family="paragraph" style:parent-style-name="Text_20_body">
      <style:text-properties fo:language="en" fo:country="US" officeooo:rsid="007912da" officeooo:paragraph-rsid="007912da"/>
    </style:style>
    <style:style style:name="P38" style:family="paragraph" style:parent-style-name="Standard">
      <style:paragraph-properties fo:margin-top="0.101cm" fo:margin-bottom="0.101cm" style:contextual-spacing="false">
        <style:tab-stops>
          <style:tab-stop style:position="1.453cm"/>
        </style:tab-stops>
      </style:paragraph-properties>
      <style:text-properties fo:language="en" fo:country="US" officeooo:paragraph-rsid="006387ef"/>
    </style:style>
    <style:style style:name="P39" style:family="paragraph" style:parent-style-name="Standard">
      <style:paragraph-properties fo:margin-top="0.101cm" fo:margin-bottom="0.101cm" style:contextual-spacing="false"/>
      <style:text-properties fo:language="en" fo:country="US" officeooo:paragraph-rsid="00656a32"/>
    </style:style>
    <style:style style:name="P40" style:family="paragraph" style:parent-style-name="Standard" style:master-page-name="">
      <style:paragraph-properties fo:margin-top="0.499cm" fo:margin-bottom="0cm" style:contextual-spacing="false" fo:text-align="center" style:justify-single-word="false" style:page-number="auto"/>
      <style:text-properties fo:language="en" fo:country="US" style:text-underline-style="none" officeooo:rsid="000a1006" officeooo:paragraph-rsid="000a1006"/>
    </style:style>
    <style:style style:name="P41" style:family="paragraph" style:parent-style-name="Standard">
      <style:paragraph-properties fo:margin-top="0.499cm" fo:margin-bottom="0cm" style:contextual-spacing="false" fo:text-align="center" style:justify-single-word="false"/>
      <style:text-properties fo:language="en" fo:country="US" officeooo:paragraph-rsid="000a1006"/>
    </style:style>
    <style:style style:name="P42" style:family="paragraph" style:parent-style-name="Standard">
      <style:paragraph-properties fo:margin-top="0.4cm" fo:margin-bottom="0cm" style:contextual-spacing="false"/>
      <style:text-properties fo:language="en" fo:country="US"/>
    </style:style>
    <style:style style:name="P43"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fo:language="en" fo:country="US" officeooo:rsid="006f2347" officeooo:paragraph-rsid="006f2347"/>
    </style:style>
    <style:style style:name="P4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en" fo:country="US" officeooo:rsid="00706fb9" officeooo:paragraph-rsid="00706fb9"/>
    </style:style>
    <style:style style:name="P45"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en" fo:country="US" officeooo:rsid="0070ebc2" officeooo:paragraph-rsid="0070ebc2"/>
    </style:style>
    <style:style style:name="P46"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en" fo:country="US" officeooo:paragraph-rsid="00773f22"/>
    </style:style>
    <style:style style:name="P47" style:family="paragraph" style:parent-style-name="Standard" style:master-page-name="">
      <loext:graphic-properties draw:fill="none" draw:fill-color="#729fcf"/>
      <style:paragraph-properties fo:margin-left="0.199cm" fo:margin-right="0cm" fo:line-height="100%" fo:text-align="justify" style:justify-single-word="false" fo:text-indent="0cm" style:auto-text-indent="false" style:page-number="auto" fo:background-color="transparent">
        <style:tab-stops/>
      </style:paragraph-properties>
      <style:text-properties fo:language="en" fo:country="US" officeooo:paragraph-rsid="0033c257"/>
    </style:style>
    <style:style style:name="P48"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language="en" fo:country="US"/>
    </style:style>
    <style:style style:name="P49" style:family="paragraph" style:parent-style-name="Standard">
      <loext:graphic-properties draw:fill="none" draw:fill-color="#729fcf"/>
      <style:paragraph-properties fo:margin-left="0.199cm" fo:margin-right="0cm" fo:margin-top="0cm" fo:margin-bottom="0cm" style:contextual-spacing="false" fo:line-height="100%" fo:text-align="justify" style:justify-single-word="false" fo:text-indent="0cm" style:auto-text-indent="false" fo:background-color="transparent">
        <style:tab-stops/>
      </style:paragraph-properties>
      <style:text-properties fo:language="en" fo:country="US"/>
    </style:style>
    <style:style style:name="P50"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en" fo:country="US"/>
    </style:style>
    <style:style style:name="P51"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en" fo:country="US"/>
    </style:style>
    <style:style style:name="P52"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language="en" fo:country="US" officeooo:paragraph-rsid="00427505"/>
    </style:style>
    <style:style style:name="P53"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language="en" fo:country="US" officeooo:paragraph-rsid="00509f9c"/>
    </style:style>
    <style:style style:name="P54" style:family="paragraph" style:parent-style-name="Standard">
      <loext:graphic-properties draw:fill="none" draw:fill-color="#729fcf"/>
      <style:paragraph-properties fo:margin-left="0cm" fo:margin-right="0cm" fo:line-height="100%" fo:text-align="justify" style:justify-single-word="false" fo:text-indent="0cm" style:auto-text-indent="false" fo:background-color="transparent">
        <style:tab-stops/>
      </style:paragraph-properties>
      <style:text-properties fo:language="en" fo:country="US"/>
    </style:style>
    <style:style style:name="P55" style:family="paragraph" style:parent-style-name="Standard">
      <style:paragraph-properties fo:margin-top="0cm" fo:margin-bottom="0cm" style:contextual-spacing="false"/>
      <style:text-properties fo:language="en" fo:country="US"/>
    </style:style>
    <style:style style:name="P56" style:family="paragraph" style:parent-style-name="Standard">
      <style:paragraph-properties fo:margin-top="0cm" fo:margin-bottom="0cm" style:contextual-spacing="false">
        <style:tab-stops>
          <style:tab-stop style:position="1.499cm"/>
        </style:tab-stops>
      </style:paragraph-properties>
      <style:text-properties fo:language="en" fo:country="US" officeooo:paragraph-rsid="00855776"/>
    </style:style>
    <style:style style:name="P57" style:family="paragraph" style:parent-style-name="Standard">
      <style:text-properties officeooo:paragraph-rsid="003358cb"/>
    </style:style>
    <style:style style:name="P58" style:family="paragraph" style:parent-style-name="Standard">
      <style:text-properties fo:color="#1c1c1c" loext:opacity="100%" style:font-name="Calibri1" fo:language="en" fo:country="US" fo:font-style="normal" style:text-underline-style="none" fo:font-weight="normal" officeooo:rsid="009e0925" officeooo:paragraph-rsid="0052a7e3" style:font-style-asian="normal" style:font-weight-asian="normal" style:font-style-complex="normal" style:font-weight-complex="normal"/>
    </style:style>
    <style:style style:name="P59" style:family="paragraph" style:parent-style-name="Standard">
      <style:text-properties fo:color="#1c1c1c" loext:opacity="100%" style:font-name="Calibri1" fo:font-size="14pt" fo:language="en" fo:country="US" fo:font-style="normal" style:text-underline-style="none" fo:font-weight="normal" officeooo:rsid="00577940" officeooo:paragraph-rsid="0058ddaa" style:font-size-asian="12pt" style:font-style-asian="normal" style:font-weight-asian="normal" style:font-size-complex="12pt" style:font-style-complex="normal" style:font-weight-complex="normal"/>
    </style:style>
    <style:style style:name="P60" style:family="paragraph" style:parent-style-name="Standard">
      <style:text-properties fo:color="#1c1c1c" loext:opacity="100%" style:font-name="Calibri1" fo:font-size="14pt" fo:language="en" fo:country="US" fo:font-style="normal" style:text-underline-style="none" fo:font-weight="normal" officeooo:rsid="007be19f" officeooo:paragraph-rsid="007be19f" style:font-size-asian="12pt" style:font-style-asian="normal" style:font-weight-asian="normal" style:font-size-complex="12pt" style:font-style-complex="normal" style:font-weight-complex="normal"/>
    </style:style>
    <style:style style:name="P61"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en" fo:country="US" officeooo:rsid="005b956c" officeooo:paragraph-rsid="006387ef" style:font-size-asian="15pt" style:font-size-complex="15pt"/>
    </style:style>
    <style:style style:name="P62" style:family="paragraph" style:parent-style-name="Standard">
      <style:paragraph-properties fo:text-align="justify" style:justify-single-word="false"/>
      <style:text-properties style:font-name="Calibri1" fo:font-size="14pt" fo:language="en" fo:country="US" fo:font-style="normal" style:text-underline-style="none" fo:font-weight="normal" officeooo:rsid="000bf047" officeooo:paragraph-rsid="0033c257" style:font-size-asian="12pt" style:font-style-asian="normal" style:font-weight-asian="normal" style:font-size-complex="12pt" style:font-style-complex="normal" style:font-weight-complex="normal"/>
    </style:style>
    <style:style style:name="P63"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1" fo:font-size="14pt" fo:language="en" fo:country="US" fo:font-style="normal" style:text-underline-style="none" fo:font-weight="normal" officeooo:rsid="000bf047" officeooo:paragraph-rsid="000a1006" style:font-size-asian="12pt" style:font-style-asian="normal" style:font-weight-asian="normal" style:font-size-complex="12pt" style:font-style-complex="normal" style:font-weight-complex="normal"/>
    </style:style>
    <style:style style:name="P64" style:family="paragraph" style:parent-style-name="Standard" style:master-page-name="">
      <loext:graphic-properties draw:fill="none" draw:fill-color="#729fcf"/>
      <style:paragraph-properties fo:margin-left="0.199cm" fo:margin-right="0cm" fo:margin-top="0cm" fo:margin-bottom="0cm" style:contextual-spacing="false" fo:line-height="100%" fo:text-align="start" style:justify-single-word="false" fo:text-indent="0cm" style:auto-text-indent="false" style:page-number="auto" fo:background-color="transparent">
        <style:tab-stops/>
      </style:paragraph-properties>
      <style:text-properties style:font-name="Calibri1" fo:font-size="14pt" fo:language="en" fo:country="US" fo:font-style="normal" style:text-underline-style="none" fo:font-weight="normal" officeooo:rsid="000bf047" officeooo:paragraph-rsid="000a1006"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style:font-name="Calibri1" fo:font-size="14pt" fo:language="en" fo:country="US" fo:font-style="normal" style:text-underline-style="none" fo:font-weight="normal" officeooo:rsid="0015ffb3" officeooo:paragraph-rsid="0033c257"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style:font-name="Calibri1" fo:font-size="14pt" fo:language="en" fo:country="US" fo:font-style="normal" style:text-underline-style="none" fo:font-weight="normal" officeooo:rsid="0039744d" officeooo:paragraph-rsid="0039744d" style:font-size-asian="12pt" style:font-style-asian="normal" style:font-weight-asian="normal" style:font-size-complex="12pt" style:font-style-complex="normal" style:font-weight-complex="normal"/>
    </style:style>
    <style:style style:name="P67"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style:font-name="Calibri1" fo:font-size="14pt" fo:language="en" fo:country="US" fo:font-style="normal" style:text-underline-style="none" fo:font-weight="normal" officeooo:rsid="0016223b" officeooo:paragraph-rsid="000a1006" style:font-size-asian="12pt" style:font-style-asian="normal" style:font-weight-asian="normal" style:font-size-complex="12pt" style:font-style-complex="normal" style:font-weight-complex="normal"/>
    </style:style>
    <style:style style:name="P68"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1" fo:font-size="14pt" fo:language="en" fo:country="US" fo:font-style="normal" style:text-underline-style="none" fo:font-weight="normal" officeooo:rsid="0016223b" officeooo:paragraph-rsid="000a1006" style:font-size-asian="12pt" style:font-style-asian="normal" style:font-weight-asian="normal" style:font-size-complex="12pt" style:font-style-complex="normal" style:font-weight-complex="normal"/>
    </style:style>
    <style:style style:name="P69" style:family="paragraph" style:parent-style-name="Standard">
      <loext:graphic-properties draw:fill="none" draw:fill-color="#729fcf"/>
      <style:paragraph-properties fo:margin-left="0.199cm" fo:margin-right="0cm" fo:margin-top="0cm" fo:margin-bottom="0cm" style:contextual-spacing="false" fo:line-height="100%" fo:text-align="justify" style:justify-single-word="false" fo:text-indent="0cm" style:auto-text-indent="false" fo:background-color="transparent">
        <style:tab-stops/>
      </style:paragraph-properties>
      <style:text-properties style:font-name="Calibri1" fo:font-size="14pt" fo:language="en" fo:country="US" fo:font-style="normal" style:text-underline-style="none" fo:font-weight="normal" officeooo:rsid="0016223b" officeooo:paragraph-rsid="000a1006" style:font-size-asian="12pt" style:font-style-asian="normal" style:font-weight-asian="normal" style:font-size-complex="12pt" style:font-style-complex="normal" style:font-weight-complex="normal"/>
    </style:style>
    <style:style style:name="P70"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1" fo:font-size="14pt" fo:language="en" fo:country="US" fo:font-style="normal" style:text-underline-style="none" fo:font-weight="normal" officeooo:rsid="00166eb9" officeooo:paragraph-rsid="000a1006" style:font-size-asian="12pt" style:font-style-asian="normal" style:font-weight-asian="normal" style:font-size-complex="12pt" style:font-style-complex="normal" style:font-weight-complex="normal"/>
    </style:style>
    <style:style style:name="P71" style:family="paragraph" style:parent-style-name="Standard">
      <style:text-properties fo:font-size="15pt" style:font-size-asian="15pt" style:font-size-complex="15pt"/>
    </style:style>
    <style:style style:name="P72" style:family="paragraph" style:parent-style-name="Text_20_body">
      <style:paragraph-properties fo:text-align="justify" style:justify-single-word="false"/>
      <style:text-properties officeooo:paragraph-rsid="004e5aff"/>
    </style:style>
    <style:style style:name="P73" style:family="paragraph" style:parent-style-name="Text_20_body">
      <style:paragraph-properties fo:margin-top="0.101cm" fo:margin-bottom="0cm" style:contextual-spacing="false" fo:text-align="justify" style:justify-single-word="false"/>
      <style:text-properties officeooo:paragraph-rsid="004fd508"/>
    </style:style>
    <style:style style:name="P74" style:family="paragraph" style:parent-style-name="Text_20_body">
      <style:paragraph-properties fo:margin-top="0.3cm" fo:margin-bottom="0.101cm" style:contextual-spacing="false"/>
      <style:text-properties officeooo:paragraph-rsid="00855776"/>
    </style:style>
    <style:style style:name="P75" style:family="paragraph" style:parent-style-name="Standard">
      <style:text-properties officeooo:paragraph-rsid="008f890a"/>
    </style:style>
    <style:style style:name="P76" style:family="paragraph" style:parent-style-name="Standard">
      <style:text-properties officeooo:paragraph-rsid="009091cc"/>
    </style:style>
    <style:style style:name="P77" style:family="paragraph" style:parent-style-name="Heading_20_1">
      <style:text-properties fo:language="en" fo:country="US" officeooo:paragraph-rsid="003358cb"/>
    </style:style>
    <style:style style:name="P78" style:family="paragraph" style:parent-style-name="Heading_20_1">
      <style:paragraph-properties fo:margin-top="0cm" fo:margin-bottom="0.6cm" style:contextual-spacing="false" fo:break-before="page"/>
      <style:text-properties fo:language="en" fo:country="US"/>
    </style:style>
    <style:style style:name="P79" style:family="paragraph" style:parent-style-name="Heading_20_1">
      <style:paragraph-properties fo:break-before="page"/>
      <style:text-properties fo:language="en" fo:country="US"/>
    </style:style>
    <style:style style:name="P80" style:family="paragraph" style:parent-style-name="Heading_20_1">
      <style:text-properties style:font-name="Liberation Sans" fo:font-size="18.2000007629395pt" fo:language="en" fo:country="US" fo:font-style="normal" style:text-underline-style="none" fo:font-weight="bold" officeooo:rsid="00427505" officeooo:paragraph-rsid="00427505" style:font-name-asian="PingFang SC" style:font-size-asian="18.2000007629395pt" style:font-style-asian="normal" style:font-weight-asian="bold" style:font-name-complex="Arial Unicode MS4" style:font-size-complex="18.2000007629395pt" style:font-style-complex="normal" style:font-weight-complex="bold"/>
    </style:style>
    <style:style style:name="P81" style:family="paragraph" style:parent-style-name="Heading_20_1">
      <style:paragraph-properties fo:break-before="page"/>
      <style:text-properties style:font-name="Liberation Sans" fo:font-size="18.2000007629395pt" fo:language="en" fo:country="US" fo:font-style="normal" style:text-underline-style="none" fo:font-weight="bold" officeooo:rsid="006b9fe3" officeooo:paragraph-rsid="006b9fe3" style:font-name-asian="PingFang SC" style:font-size-asian="18.2000007629395pt" style:font-style-asian="normal" style:font-weight-asian="bold" style:font-name-complex="Arial Unicode MS4" style:font-size-complex="18.2000007629395pt" style:font-style-complex="normal" style:font-weight-complex="bold"/>
    </style:style>
    <style:style style:name="P82" style:family="paragraph" style:parent-style-name="Heading_20_1">
      <style:paragraph-properties fo:break-before="page"/>
      <style:text-properties style:font-name="Liberation Sans" fo:font-size="18.2000007629395pt" fo:language="en" fo:country="US" fo:font-style="normal" style:text-underline-style="none" fo:font-weight="bold" officeooo:rsid="0044239d" officeooo:paragraph-rsid="0044239d" style:font-name-asian="PingFang SC" style:font-size-asian="18.2000007629395pt" style:font-style-asian="normal" style:font-weight-asian="bold" style:font-name-complex="Arial Unicode MS4" style:font-size-complex="18.2000007629395pt" style:font-style-complex="normal" style:font-weight-complex="bold"/>
    </style:style>
    <style:style style:name="P83" style:family="paragraph" style:parent-style-name="Heading_20_1">
      <style:paragraph-properties fo:break-before="page"/>
      <style:text-properties style:font-name="Liberation Sans" fo:font-size="18pt" fo:language="en" fo:country="US" fo:font-style="normal" style:text-underline-style="none" fo:font-weight="bold" officeooo:rsid="0044239d" officeooo:paragraph-rsid="0044239d" style:font-name-asian="PingFang SC" style:font-size-asian="18.2000007629395pt" style:font-style-asian="normal" style:font-weight-asian="bold" style:font-name-complex="Arial Unicode MS4" style:font-size-complex="18.2000007629395pt" style:font-style-complex="normal" style:font-weight-complex="bold"/>
    </style:style>
    <style:style style:name="P84" style:family="paragraph" style:parent-style-name="Heading_20_2">
      <style:text-properties fo:language="en" fo:country="US" officeooo:paragraph-rsid="003c5794"/>
    </style:style>
    <style:style style:name="P85" style:family="paragraph" style:parent-style-name="Heading_20_2">
      <style:text-properties fo:language="en" fo:country="US" officeooo:paragraph-rsid="00656a32"/>
    </style:style>
    <style:style style:name="P86" style:family="paragraph" style:parent-style-name="Heading_20_2" style:master-page-name="">
      <style:paragraph-properties style:page-number="auto"/>
      <style:text-properties fo:language="en" fo:country="US" officeooo:paragraph-rsid="006d682f"/>
    </style:style>
    <style:style style:name="P87" style:family="paragraph" style:parent-style-name="Heading_20_2">
      <style:text-properties fo:language="en" fo:country="US" officeooo:paragraph-rsid="006f49c5"/>
    </style:style>
    <style:style style:name="P88" style:family="paragraph" style:parent-style-name="Heading_20_2">
      <style:text-properties fo:language="en" fo:country="US" officeooo:rsid="0071878d" officeooo:paragraph-rsid="0071878d"/>
    </style:style>
    <style:style style:name="P89" style:family="paragraph" style:parent-style-name="Heading_20_2">
      <style:text-properties fo:language="en" fo:country="US" officeooo:rsid="00773f22" officeooo:paragraph-rsid="00773f22"/>
    </style:style>
    <style:style style:name="P90" style:family="paragraph" style:parent-style-name="Standard" style:list-style-name="L2">
      <style:text-properties fo:language="en" fo:country="US" officeooo:rsid="006b9fe3" officeooo:paragraph-rsid="006b9fe3"/>
    </style:style>
    <style:style style:name="P91" style:family="paragraph" style:parent-style-name="Standard" style:list-style-name="L2">
      <style:text-properties fo:language="en" fo:country="US" officeooo:rsid="006b9fe3" officeooo:paragraph-rsid="00833506"/>
    </style:style>
    <style:style style:name="P92" style:family="paragraph" style:parent-style-name="Standard" style:list-style-name="L2">
      <style:text-properties fo:language="en" fo:country="US" officeooo:rsid="006d682f" officeooo:paragraph-rsid="006d682f"/>
    </style:style>
    <style:style style:name="P93" style:family="paragraph" style:parent-style-name="Standard" style:list-style-name="L3">
      <style:text-properties fo:language="en" fo:country="US" officeooo:paragraph-rsid="007c0866"/>
    </style:style>
    <style:style style:name="P94" style:family="paragraph" style:parent-style-name="Standard" style:list-style-name="L3">
      <style:text-properties fo:language="en" fo:country="US" officeooo:paragraph-rsid="003c5794"/>
    </style:style>
    <style:style style:name="P95" style:family="paragraph" style:parent-style-name="Standard" style:list-style-name="L3">
      <style:text-properties fo:language="en" fo:country="US" officeooo:paragraph-rsid="007c08c8"/>
    </style:style>
    <style:style style:name="P96" style:family="paragraph" style:parent-style-name="Standard" style:list-style-name="L3">
      <style:text-properties officeooo:paragraph-rsid="007c0866"/>
    </style:style>
    <style:style style:name="P97" style:family="paragraph" style:parent-style-name="Standard" style:list-style-name="L3">
      <style:text-properties fo:color="#1c1c1c" loext:opacity="100%" fo:language="en" fo:country="US" officeooo:paragraph-rsid="008df8cf"/>
    </style:style>
    <style:style style:name="P98" style:family="paragraph" style:parent-style-name="Standard" style:list-style-name="L3">
      <style:paragraph-properties fo:margin-top="0.4cm" fo:margin-bottom="0.101cm" style:contextual-spacing="false"/>
      <style:text-properties fo:color="#1c1c1c" loext:opacity="100%" fo:language="en" fo:country="US" officeooo:paragraph-rsid="003c5794"/>
    </style:style>
    <style:style style:name="P99" style:family="paragraph" style:parent-style-name="Standard" style:list-style-name="L3">
      <style:text-properties fo:color="#1c1c1c" loext:opacity="100%" fo:language="en" fo:country="US" officeooo:paragraph-rsid="007c0866"/>
    </style:style>
    <style:style style:name="P100" style:family="paragraph" style:parent-style-name="Standard" style:list-style-name="L3">
      <style:paragraph-properties fo:margin-top="0.4cm" fo:margin-bottom="0.101cm" style:contextual-spacing="false"/>
      <style:text-properties fo:color="#1c1c1c" loext:opacity="100%" fo:language="en" fo:country="US" officeooo:paragraph-rsid="007c0866"/>
    </style:style>
    <style:style style:name="P101"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officeooo:paragraph-rsid="003358cb"/>
    </style:style>
    <style:style style:name="P102"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en" fo:country="CA" fo:font-style="normal" style:text-underline-style="none" fo:font-weight="normal" officeooo:paragraph-rsid="004fd508" style:font-name-asian="PingFang SC" style:font-size-asian="13pt" style:font-style-asian="normal" style:font-weight-asian="normal" style:font-name-complex="Arial Unicode MS4" style:font-size-complex="13pt" style:font-style-complex="normal" style:font-weight-complex="normal"/>
    </style:style>
    <style:style style:name="P103" style:family="paragraph">
      <style:paragraph-properties fo:text-align="center" style:writing-mode="lr-tb"/>
      <style:text-properties style:font-name="Liberation Sans"/>
    </style:style>
    <style:style style:name="P104" style:family="paragraph">
      <loext:graphic-properties draw:fill-color="#eeeeee"/>
      <style:paragraph-properties fo:text-align="center" style:writing-mode="lr-tb"/>
      <style:text-properties style:font-name="Liberation Sans"/>
    </style:style>
    <style:style style:name="P105" style:family="paragraph">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106" style:family="paragraph">
      <loext:graphic-properties draw:fill-color="#f6f6f6" draw:opacity="100%"/>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107" style:family="paragraph">
      <style:paragraph-properties fo:margin-top="0cm" fo:margin-bottom="0cm" fo:line-height="0.499cm" fo:text-align="center" style:writing-mode="lr-tb"/>
      <style:text-properties style:font-name="Calibri"/>
    </style:style>
    <style:style style:name="P108" style:family="paragraph">
      <loext:graphic-properties draw:fill-color="#f6f6f6" draw:opacity="100%"/>
      <style:paragraph-properties fo:margin-top="0cm" fo:margin-bottom="0cm" fo:line-height="0.499cm" fo:text-align="center" style:writing-mode="lr-tb"/>
      <style:text-properties style:font-name="Calibri"/>
    </style:style>
    <style:style style:name="P109" style:family="paragraph">
      <style:paragraph-properties fo:line-height="0.499cm" fo:text-align="center" style:writing-mode="lr-tb"/>
      <style:text-properties style:font-name="Calibri" fo:font-weight="normal" style:font-weight-asian="normal" style:font-weight-complex="normal"/>
    </style:style>
    <style:style style:name="P110" style:family="paragraph">
      <loext:graphic-properties draw:fill-color="#eeeeee"/>
      <style:paragraph-properties fo:line-height="0.499cm" fo:text-align="center" style:writing-mode="lr-tb"/>
      <style:text-properties style:font-name="Calibri" fo:font-weight="normal" style:font-weight-asian="normal" style:font-weight-complex="normal"/>
    </style:style>
    <style:style style:name="P111" style:family="paragraph">
      <style:paragraph-properties fo:text-align="center" style:writing-mode="lr-tb"/>
      <style:text-properties style:font-name="Calibri" fo:font-weight="normal" style:font-weight-asian="normal" style:font-weight-complex="normal"/>
    </style:style>
    <style:style style:name="P112" style:family="paragraph">
      <loext:graphic-properties draw:fill-color="#eeeeee"/>
      <style:paragraph-properties fo:text-align="center" style:writing-mode="lr-tb"/>
      <style:text-properties style:font-name="Calibri" fo:font-weight="normal" style:font-weight-asian="normal" style:font-weight-complex="normal"/>
    </style:style>
    <style:style style:name="P113" style:family="paragraph">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loext:hyphenation-no-caps="false"/>
    </style:style>
    <style:style style:name="P114" style:family="paragraph">
      <loext:graphic-properties draw:fill-color="#f6f6f6" draw:opacity="100%"/>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loext:hyphenation-no-caps="false"/>
    </style:style>
    <style:style style:name="P115" style:family="paragraph">
      <style:paragraph-properties fo:text-align="center" style:writing-mode="lr-tb"/>
      <style:text-properties style:font-name="OpenSymbol1"/>
    </style:style>
    <style:style style:name="P116" style:family="paragraph">
      <loext:graphic-properties draw:fill-color="#eeeeee"/>
      <style:paragraph-properties fo:text-align="center" style:writing-mode="lr-tb"/>
      <style:text-properties style:font-name="OpenSymbol1"/>
    </style:style>
    <style:style style:name="P117" style:family="paragraph">
      <style:paragraph-properties fo:margin-top="0cm" fo:margin-bottom="0cm" fo:line-height="0.499cm" fo:text-align="center" style:writing-mode="lr-tb"/>
      <style:text-properties style:font-name="Courier New1"/>
    </style:style>
    <style:style style:name="P118" style:family="paragraph">
      <loext:graphic-properties draw:fill-color="#f6f6f6" draw:opacity="100%"/>
      <style:paragraph-properties fo:margin-top="0cm" fo:margin-bottom="0cm" fo:line-height="0.499cm" fo:text-align="center" style:writing-mode="lr-tb"/>
      <style:text-properties style:font-name="Courier New1"/>
    </style:style>
    <style:style style:name="P119"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loext:hyphenation-no-caps="false"/>
    </style:style>
    <style:style style:name="P120"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style:font-name="Arial Rounded MT Bold" fo:font-size="16pt" fo:language="fr" fo:country="FR" style:text-underline-style="none" style:font-size-asian="16pt" style:font-name-complex="Calibri1" style:font-size-complex="16pt" style:font-weight-complex="bold" fo:hyphenate="false" loext:hyphenation-no-caps="false"/>
    </style:style>
    <style:style style:name="P121" style:family="paragraph">
      <style:paragraph-properties fo:margin-top="0.9cm" fo:margin-bottom="0cm" fo:text-align="center"/>
    </style:style>
    <style:style style:name="P122" style:family="paragraph">
      <style:paragraph-properties fo:margin-top="1cm" fo:margin-bottom="0cm" fo:text-align="center"/>
    </style:style>
    <style:style style:name="P123" style:family="paragraph">
      <loext:graphic-properties draw:fill="none" draw:fill-color="#ffffff"/>
      <style:paragraph-properties fo:margin-top="0.499cm" fo:margin-bottom="0cm" fo:text-align="center" style:writing-mode="lr-tb"/>
      <style:text-properties fo:color="#ffffff" loext:opacity="100%" style:font-name="Arial Rounded MT Bold" fo:font-size="26pt" fo:language="fr" fo:country="FR" style:text-underline-style="none" style:font-size-asian="26pt" style:font-name-complex="Calibri1" style:font-size-complex="26pt" style:font-weight-complex="bold"/>
    </style:style>
    <style:style style:name="P124" style:family="paragraph">
      <loext:graphic-properties draw:fill="gradient" draw:fill-gradient-name="Gradient_20_6" draw:opacity="95%"/>
      <style:paragraph-properties fo:text-align="center"/>
    </style:style>
    <style:style style:name="P125" style:family="paragraph">
      <loext:graphic-properties draw:fill="gradient" draw:fill-gradient-name="Gradient_20_12" draw:opacity="100%"/>
      <style:paragraph-properties style:writing-mode="lr-tb"/>
    </style:style>
    <style:style style:name="P126" style:family="paragraph">
      <loext:graphic-properties draw:fill="gradient" draw:fill-gradient-name="Gradient_20_12"/>
    </style:style>
    <style:style style:name="T1" style:family="text">
      <style:text-properties style:font-name="Calibri1" fo:font-size="14pt" fo:font-style="normal" style:text-underline-style="none" fo:font-weight="normal" officeooo:rsid="0033c257" style:font-size-asian="12pt" style:font-style-asian="normal" style:font-weight-asian="normal" style:font-size-complex="12pt" style:font-style-complex="normal" style:font-weight-complex="normal"/>
    </style:style>
    <style:style style:name="T2" style:family="text">
      <style:text-properties style:font-name="Calibri1" fo:font-size="14pt" fo:font-style="normal" style:text-underline-style="none" fo:font-weight="normal" officeooo:rsid="004fd508" style:font-size-asian="12pt" style:font-style-asian="normal" style:font-weight-asian="normal" style:font-size-complex="12pt" style:font-style-complex="normal" style:font-weight-complex="normal"/>
    </style:style>
    <style:style style:name="T3" style:family="text">
      <style:text-properties style:font-name="Calibri1" fo:font-size="14pt" fo:font-style="normal" style:text-underline-style="none" fo:font-weight="normal" officeooo:rsid="00427505" style:font-size-asian="12pt" style:font-style-asian="normal" style:font-weight-asian="normal" style:font-size-complex="12pt" style:font-style-complex="normal" style:font-weight-complex="normal"/>
    </style:style>
    <style:style style:name="T4" style:family="text">
      <style:text-properties style:font-name="Calibri1" fo:font-size="14pt" fo:font-style="normal" style:text-underline-style="none" fo:font-weight="normal" officeooo:rsid="00509f9c" style:font-size-asian="12pt" style:font-style-asian="normal" style:font-weight-asian="normal" style:font-size-complex="12pt" style:font-style-complex="normal" style:font-weight-complex="normal"/>
    </style:style>
    <style:style style:name="T5" style:family="text">
      <style:text-properties style:font-name="Calibri1" fo:font-size="14pt" fo:font-style="normal" style:text-underline-style="none" fo:font-weight="normal" officeooo:rsid="0016223b" style:font-size-asian="12pt" style:font-style-asian="normal" style:font-weight-asian="normal" style:font-size-complex="12pt" style:font-style-complex="normal" style:font-weight-complex="normal"/>
    </style:style>
    <style:style style:name="T6" style:family="text">
      <style:text-properties style:font-name="Calibri1" fo:font-size="14pt" fo:font-style="normal" style:text-underline-style="none" fo:font-weight="normal" officeooo:rsid="00166eb9" style:font-size-asian="12pt" style:font-style-asian="normal" style:font-weight-asian="normal" style:font-size-complex="12pt" style:font-style-complex="normal" style:font-weight-complex="normal"/>
    </style:style>
    <style:style style:name="T7" style:family="text">
      <style:text-properties style:font-name="Calibri1" fo:font-size="14pt" fo:font-style="normal" style:text-underline-style="none" fo:font-weight="normal" officeooo:rsid="0039744d" style:font-size-asian="12pt" style:font-style-asian="normal" style:font-weight-asian="normal" style:font-size-complex="12pt" style:font-style-complex="normal" style:font-weight-complex="normal"/>
    </style:style>
    <style:style style:name="T8" style:family="text">
      <style:text-properties style:font-name="Calibri1" fo:font-size="14pt" fo:font-style="normal" style:text-underline-style="none" fo:font-weight="normal" officeooo:rsid="00427505" style:font-size-asian="14pt" style:font-style-asian="normal" style:font-weight-asian="normal" style:font-size-complex="14pt" style:font-style-complex="normal" style:font-weight-complex="normal"/>
    </style:style>
    <style:style style:name="T9" style:family="text">
      <style:text-properties style:font-name="Calibri1" fo:font-size="14pt" fo:font-style="normal" style:text-underline-style="none" fo:font-weight="normal" officeooo:rsid="0043583e" style:font-size-asian="14pt" style:font-style-asian="normal" style:font-weight-asian="normal" style:font-size-complex="14pt" style:font-style-complex="normal" style:font-weight-complex="normal"/>
    </style:style>
    <style:style style:name="T10" style:family="text">
      <style:text-properties style:font-name="Calibri1" fo:font-size="14pt" fo:font-style="normal" style:text-underline-style="none" fo:font-weight="normal" officeooo:rsid="0044239d" style:font-size-asian="14pt" style:font-style-asian="normal" style:font-weight-asian="normal" style:font-size-complex="14pt" style:font-style-complex="normal" style:font-weight-complex="normal"/>
    </style:style>
    <style:style style:name="T11" style:family="text">
      <style:text-properties style:font-name="Calibri1" fo:font-size="14pt" fo:font-style="normal" style:text-underline-style="solid" style:text-underline-width="auto" style:text-underline-color="font-color" fo:font-weight="normal" officeooo:rsid="00166eb9" style:font-size-asian="12pt" style:font-style-asian="normal" style:font-weight-asian="normal" style:font-size-complex="12pt" style:font-style-complex="normal" style:font-weight-complex="normal"/>
    </style:style>
    <style:style style:name="T12" style:family="text">
      <style:text-properties style:font-name="Calibri1" fo:font-size="14pt" fo:font-style="normal" style:text-underline-style="solid" style:text-underline-width="auto" style:text-underline-color="font-color" fo:font-weight="normal" officeooo:rsid="00427505" style:font-size-asian="12pt" style:font-style-asian="normal" style:font-weight-asian="normal" style:font-size-complex="12pt" style:font-style-complex="normal" style:font-weight-complex="normal"/>
    </style:style>
    <style:style style:name="T13" style:family="text">
      <style:text-properties style:font-name="Calibri1" fo:font-size="14pt" fo:font-style="italic" style:text-underline-style="none" fo:font-weight="normal" officeooo:rsid="000bf047" style:font-size-asian="12pt" style:font-style-asian="italic" style:font-weight-asian="normal" style:font-size-complex="12pt" style:font-style-complex="italic" style:font-weight-complex="normal"/>
    </style:style>
    <style:style style:name="T14" style:family="text">
      <style:text-properties style:font-name="Calibri1" fo:font-style="normal" style:text-underline-style="none" fo:font-weight="normal" officeooo:rsid="009e0925" style:font-style-asian="normal" style:font-weight-asian="normal" style:font-style-complex="normal" style:font-weight-complex="normal"/>
    </style:style>
    <style:style style:name="T15" style:family="text">
      <style:text-properties style:font-name="Calibri1" fo:font-style="normal" style:text-underline-style="none" fo:font-weight="normal" officeooo:rsid="001f014c" style:font-style-asian="normal" style:font-weight-asian="normal" style:font-style-complex="normal" style:font-weight-complex="normal"/>
    </style:style>
    <style:style style:name="T16" style:family="text">
      <style:text-properties style:font-name="Calibri1" fo:font-style="normal" style:text-underline-style="none" fo:font-weight="normal" officeooo:rsid="00a441ef" style:font-style-asian="normal" style:font-weight-asian="normal" style:font-style-complex="normal" style:font-weight-complex="normal"/>
    </style:style>
    <style:style style:name="T17" style:family="text">
      <style:text-properties style:font-name="Calibri1" fo:font-style="normal" style:text-underline-style="none" fo:font-weight="normal" officeooo:rsid="0043583e" style:font-style-asian="normal" style:font-weight-asian="normal" style:font-style-complex="normal" style:font-weight-complex="normal"/>
    </style:style>
    <style:style style:name="T18" style:family="text">
      <style:text-properties style:font-name="Calibri1" fo:font-style="normal" style:text-underline-style="none" fo:font-weight="normal" officeooo:rsid="0044239d" style:font-style-asian="normal" style:font-weight-asian="normal" style:font-style-complex="normal" style:font-weight-complex="normal"/>
    </style:style>
    <style:style style:name="T19" style:family="text">
      <style:text-properties style:font-name="Calibri1" fo:font-style="normal" style:text-underline-style="none" fo:font-weight="normal" officeooo:rsid="007c0866" style:font-style-asian="normal" style:font-weight-asian="normal" style:font-style-complex="normal" style:font-weight-complex="normal"/>
    </style:style>
    <style:style style:name="T20" style:family="text">
      <style:text-properties style:font-name="Calibri1" fo:font-style="normal" style:text-underline-style="none" fo:font-weight="normal" officeooo:rsid="0078b591" style:font-style-asian="normal" style:font-weight-asian="normal" style:font-style-complex="normal" style:font-weight-complex="normal"/>
    </style:style>
    <style:style style:name="T21" style:family="text">
      <style:text-properties style:font-name="Calibri1" fo:font-style="normal" style:text-underline-style="none" fo:font-weight="normal" officeooo:rsid="006b31de" style:font-style-asian="normal" style:font-weight-asian="normal" style:font-style-complex="normal" style:font-weight-complex="normal"/>
    </style:style>
    <style:style style:name="T22" style:family="text">
      <style:text-properties style:font-name="Calibri1" fo:font-style="normal" style:text-underline-style="none" fo:font-weight="normal" officeooo:rsid="0052a7e3" style:font-style-asian="normal" style:font-weight-asian="normal" style:font-style-complex="normal" style:font-weight-complex="normal"/>
    </style:style>
    <style:style style:name="T23" style:family="text">
      <style:text-properties style:font-name="Calibri1" fo:font-style="normal" style:text-underline-style="none" fo:font-weight="normal" officeooo:rsid="008df8cf" style:font-style-asian="normal" style:font-weight-asian="normal" style:font-style-complex="normal" style:font-weight-complex="normal"/>
    </style:style>
    <style:style style:name="T24" style:family="text">
      <style:text-properties style:font-name="Calibri1" fo:font-style="normal" style:text-underline-style="solid" style:text-underline-width="auto" style:text-underline-color="font-color" fo:font-weight="normal" officeooo:rsid="006b31de" style:font-style-asian="normal" style:font-weight-asian="normal" style:font-style-complex="normal" style:font-weight-complex="normal"/>
    </style:style>
    <style:style style:name="T25" style:family="text">
      <style:text-properties style:font-name="Calibri1" fo:font-size="15pt" fo:font-style="normal" style:text-underline-style="none" fo:font-weight="normal" style:font-size-asian="14pt" style:font-style-asian="normal" style:font-weight-asian="normal" style:font-size-complex="14pt" style:font-style-complex="normal" style:font-weight-complex="normal"/>
    </style:style>
    <style:style style:name="T26" style:family="text">
      <style:text-properties style:font-name="Calibri1" fo:font-size="15pt" fo:font-style="normal" style:text-underline-style="none" fo:font-weight="normal" officeooo:rsid="0055b1ed" style:font-size-asian="14pt" style:font-style-asian="normal" style:font-weight-asian="normal" style:font-size-complex="14pt" style:font-style-complex="normal" style:font-weight-complex="normal"/>
    </style:style>
    <style:style style:name="T27" style:family="text">
      <style:text-properties style:font-name="Calibri1" fo:font-size="15pt" fo:font-style="normal" style:text-underline-style="none" fo:font-weight="normal" officeooo:rsid="0056e294" style:font-size-asian="14pt" style:font-style-asian="normal" style:font-weight-asian="normal" style:font-size-complex="14pt" style:font-style-complex="normal" style:font-weight-complex="normal"/>
    </style:style>
    <style:style style:name="T28" style:family="text">
      <style:text-properties style:font-name="Calibri1" fo:font-size="15pt" fo:font-style="normal" style:text-underline-style="none" fo:font-weight="normal" officeooo:rsid="006fb498" style:font-size-asian="14pt" style:font-style-asian="normal" style:font-weight-asian="normal" style:font-size-complex="14pt" style:font-style-complex="normal" style:font-weight-complex="normal"/>
    </style:style>
    <style:style style:name="T29" style:family="text">
      <style:text-properties style:font-name="Calibri1" fo:font-size="15pt" fo:font-style="normal" style:text-underline-style="none" fo:font-weight="normal" officeooo:rsid="00706fb9" style:font-size-asian="14pt" style:font-style-asian="normal" style:font-weight-asian="normal" style:font-size-complex="14pt" style:font-style-complex="normal" style:font-weight-complex="normal"/>
    </style:style>
    <style:style style:name="T30" style:family="text">
      <style:text-properties style:font-name="Calibri1" fo:font-size="15pt" fo:font-style="normal" style:text-underline-style="none" fo:font-weight="normal" officeooo:rsid="00839ffd" style:font-size-asian="14pt" style:font-style-asian="normal" style:font-weight-asian="normal" style:font-size-complex="14pt" style:font-style-complex="normal" style:font-weight-complex="normal"/>
    </style:style>
    <style:style style:name="T31" style:family="text">
      <style:text-properties style:font-name="Calibri1" fo:font-size="15pt" fo:font-style="normal" style:text-underline-style="none" fo:font-weight="normal" officeooo:rsid="009fa6cc" style:font-size-asian="14pt" style:font-style-asian="normal" style:font-weight-asian="normal" style:font-size-complex="14pt" style:font-style-complex="normal" style:font-weight-complex="normal"/>
    </style:style>
    <style:style style:name="T32" style:family="text">
      <style:text-properties style:font-name="Calibri1" fo:font-size="15pt" fo:font-style="normal" style:text-underline-style="none" fo:font-weight="normal" officeooo:rsid="0072f1ff" style:font-size-asian="14pt" style:font-style-asian="normal" style:font-weight-asian="normal" style:font-size-complex="14pt" style:font-style-complex="normal" style:font-weight-complex="normal"/>
    </style:style>
    <style:style style:name="T33" style:family="text">
      <style:text-properties style:font-name="Calibri1" fo:font-size="15pt" fo:font-style="normal" style:text-underline-style="none" fo:font-weight="normal" officeooo:rsid="00773f22" style:font-size-asian="14pt" style:font-style-asian="normal" style:font-weight-asian="normal" style:font-size-complex="14pt" style:font-style-complex="normal" style:font-weight-complex="normal"/>
    </style:style>
    <style:style style:name="T34" style:family="text">
      <style:text-properties style:font-name="Calibri1" fo:font-size="15pt" fo:font-style="normal" style:text-underline-style="none" fo:font-weight="normal" officeooo:rsid="007a4d63" style:font-size-asian="14pt" style:font-style-asian="normal" style:font-weight-asian="normal" style:font-size-complex="14pt" style:font-style-complex="normal" style:font-weight-complex="normal"/>
    </style:style>
    <style:style style:name="T35" style:family="text">
      <style:text-properties style:font-name="Calibri1" fo:font-size="15pt" fo:font-style="normal" style:text-underline-style="none" fo:font-weight="normal" officeooo:rsid="009e0925" style:font-size-asian="14pt" style:font-style-asian="normal" style:font-weight-asian="normal" style:font-size-complex="14pt" style:font-style-complex="normal" style:font-weight-complex="normal"/>
    </style:style>
    <style:style style:name="T36" style:family="text">
      <style:text-properties style:font-name="Calibri1" fo:font-size="15pt" fo:font-style="normal" style:text-underline-style="none" fo:font-weight="normal" officeooo:rsid="001f014c" style:font-size-asian="14pt" style:font-style-asian="normal" style:font-weight-asian="normal" style:font-size-complex="14pt" style:font-style-complex="normal" style:font-weight-complex="normal"/>
    </style:style>
    <style:style style:name="T37" style:family="text">
      <style:text-properties style:font-name="Calibri1" fo:font-size="15pt" fo:font-style="normal" style:text-underline-style="none" fo:font-weight="normal" officeooo:rsid="007c0866" style:font-size-asian="14pt" style:font-style-asian="normal" style:font-weight-asian="normal" style:font-size-complex="14pt" style:font-style-complex="normal" style:font-weight-complex="normal"/>
    </style:style>
    <style:style style:name="T38" style:family="text">
      <style:text-properties style:font-name="Calibri1" fo:font-size="15pt" fo:font-style="normal" style:text-underline-style="none" fo:font-weight="normal" officeooo:rsid="007c08c8" style:font-size-asian="14pt" style:font-style-asian="normal" style:font-weight-asian="normal" style:font-size-complex="14pt" style:font-style-complex="normal" style:font-weight-complex="normal"/>
    </style:style>
    <style:style style:name="T39" style:family="text">
      <style:text-properties style:font-name="Calibri1" fo:font-size="15pt" fo:font-style="normal" style:text-underline-style="none" fo:font-weight="normal" officeooo:rsid="007f5311" style:font-size-asian="14pt" style:font-style-asian="normal" style:font-weight-asian="normal" style:font-size-complex="14pt" style:font-style-complex="normal" style:font-weight-complex="normal"/>
    </style:style>
    <style:style style:name="T40" style:family="text">
      <style:text-properties style:font-name="Calibri1" fo:font-size="15pt" fo:font-style="normal" style:text-underline-style="none" fo:font-weight="normal" officeooo:rsid="00833506" style:font-size-asian="14pt" style:font-style-asian="normal" style:font-weight-asian="normal" style:font-size-complex="14pt" style:font-style-complex="normal" style:font-weight-complex="normal"/>
    </style:style>
    <style:style style:name="T41" style:family="text">
      <style:text-properties style:font-name="Calibri1" fo:font-size="15pt" fo:font-style="normal" style:text-underline-style="none" fo:font-weight="normal" officeooo:rsid="00855776" style:font-size-asian="14pt" style:font-style-asian="normal" style:font-weight-asian="normal" style:font-size-complex="14pt" style:font-style-complex="normal" style:font-weight-complex="normal"/>
    </style:style>
    <style:style style:name="T42" style:family="text">
      <style:text-properties style:font-name="Calibri1" fo:font-size="15pt" fo:font-style="normal" style:text-underline-style="none" fo:font-weight="normal" officeooo:rsid="008df8cf" style:font-size-asian="14pt" style:font-style-asian="normal" style:font-weight-asian="normal" style:font-size-complex="14pt" style:font-style-complex="normal" style:font-weight-complex="normal"/>
    </style:style>
    <style:style style:name="T43" style:family="text">
      <style:text-properties style:font-name="Calibri1" fo:font-size="15pt" fo:font-style="italic" style:text-underline-style="none" fo:font-weight="normal" officeooo:rsid="0055b1ed" style:font-size-asian="14pt" style:font-style-asian="italic" style:font-weight-asian="normal" style:font-size-complex="14pt" style:font-style-complex="italic" style:font-weight-complex="normal"/>
    </style:style>
    <style:style style:name="T44" style:family="text">
      <style:text-properties style:font-name="Calibri1" fo:font-size="15pt" fo:language="en" fo:country="US" fo:font-style="normal" style:text-underline-style="none" fo:font-weight="normal" officeooo:rsid="0082312a" style:font-size-asian="14pt" style:font-style-asian="normal" style:font-weight-asian="normal" style:font-size-complex="14pt" style:font-style-complex="normal" style:font-weight-complex="normal"/>
    </style:style>
    <style:style style:name="T45" style:family="text">
      <style:text-properties style:font-name="Calibri1" fo:font-size="15pt" fo:language="en" fo:country="US" fo:font-style="normal" style:text-underline-style="none" fo:font-weight="normal" officeooo:rsid="004dd73f" style:font-size-asian="15pt" style:font-style-asian="normal" style:font-weight-asian="normal" style:font-size-complex="15pt" style:font-style-complex="normal" style:font-weight-complex="normal"/>
    </style:style>
    <style:style style:name="T46" style:family="text">
      <style:text-properties style:font-name="Calibri1" fo:font-size="15pt" style:font-size-asian="15pt"/>
    </style:style>
    <style:style style:name="T47" style:family="text">
      <style:text-properties style:font-name="Calibri1" fo:font-size="15pt" officeooo:rsid="0092470a" style:font-size-asian="15pt"/>
    </style:style>
    <style:style style:name="T48" style:family="text">
      <style:text-properties fo:font-style="normal" style:text-underline-style="none" fo:font-weight="normal" style:font-style-asian="normal" style:font-weight-asian="normal" style:font-style-complex="normal" style:font-weight-complex="normal"/>
    </style:style>
    <style:style style:name="T49" style:family="text">
      <style:text-properties fo:font-style="normal" style:text-underline-style="none" fo:font-weight="normal" officeooo:rsid="00a90d68" style:font-style-asian="normal" style:font-weight-asian="normal" style:font-style-complex="normal" style:font-weight-complex="normal"/>
    </style:style>
    <style:style style:name="T50" style:family="text">
      <style:text-properties fo:font-style="normal" style:text-underline-style="none" fo:font-weight="normal" officeooo:rsid="00a3ced1" style:font-style-asian="normal" style:font-weight-asian="normal" style:font-style-complex="normal" style:font-weight-complex="normal"/>
    </style:style>
    <style:style style:name="T51" style:family="text">
      <style:text-properties fo:font-style="normal" style:text-underline-style="none" fo:font-weight="normal" officeooo:rsid="003dacfa" style:font-style-asian="normal" style:font-weight-asian="normal" style:font-style-complex="normal" style:font-weight-complex="normal"/>
    </style:style>
    <style:style style:name="T52" style:family="text">
      <style:text-properties fo:font-style="normal" style:text-underline-style="none" fo:font-weight="normal" officeooo:rsid="0043583e" style:font-style-asian="normal" style:font-weight-asian="normal" style:font-style-complex="normal" style:font-weight-complex="normal"/>
    </style:style>
    <style:style style:name="T53" style:family="text">
      <style:text-properties fo:font-style="normal" style:text-underline-style="none" fo:font-weight="normal" officeooo:rsid="0053b4a2" style:font-style-asian="normal" style:font-weight-asian="normal" style:font-style-complex="normal" style:font-weight-complex="normal"/>
    </style:style>
    <style:style style:name="T54" style:family="text">
      <style:text-properties fo:font-style="normal" style:text-underline-style="none" fo:font-weight="normal" officeooo:rsid="0068108d" style:font-style-asian="normal" style:font-weight-asian="normal" style:font-style-complex="normal" style:font-weight-complex="normal"/>
    </style:style>
    <style:style style:name="T55" style:family="text">
      <style:text-properties fo:font-style="normal" style:text-underline-style="none" fo:font-weight="normal" officeooo:rsid="0033c257" style:font-style-asian="normal" style:font-weight-asian="normal" style:font-style-complex="normal" style:font-weight-complex="normal"/>
    </style:style>
    <style:style style:name="T56" style:family="text">
      <style:text-properties fo:font-style="normal" style:text-underline-style="none" fo:font-weight="normal" officeooo:rsid="0034a71d" style:font-style-asian="normal" style:font-weight-asian="normal" style:font-style-complex="normal" style:font-weight-complex="normal"/>
    </style:style>
    <style:style style:name="T57" style:family="text">
      <style:text-properties fo:font-style="normal" style:text-underline-style="none" fo:font-weight="normal" officeooo:rsid="005d38fa" style:font-style-asian="normal" style:font-weight-asian="normal" style:font-style-complex="normal" style:font-weight-complex="normal"/>
    </style:style>
    <style:style style:name="T58" style:family="text">
      <style:text-properties fo:font-style="normal" style:text-underline-style="none" fo:font-weight="normal" officeooo:rsid="007d4fe3" style:font-style-asian="normal" style:font-weight-asian="normal" style:font-style-complex="normal" style:font-weight-complex="normal"/>
    </style:style>
    <style:style style:name="T59" style:family="text">
      <style:text-properties fo:font-style="normal" style:text-underline-style="none" fo:font-weight="normal" officeooo:rsid="00538df7" style:font-style-asian="normal" style:font-weight-asian="normal" style:font-style-complex="normal" style:font-weight-complex="normal"/>
    </style:style>
    <style:style style:name="T60" style:family="text">
      <style:text-properties fo:font-style="normal" style:text-underline-style="none" fo:font-weight="normal" officeooo:rsid="00990fb3" style:font-style-asian="normal" style:font-weight-asian="normal" style:font-style-complex="normal" style:font-weight-complex="normal"/>
    </style:style>
    <style:style style:name="T61" style:family="text">
      <style:text-properties fo:font-style="normal" style:text-underline-style="none" fo:font-weight="normal" officeooo:rsid="0044239d" style:font-style-asian="normal" style:font-weight-asian="normal" style:font-style-complex="normal" style:font-weight-complex="normal"/>
    </style:style>
    <style:style style:name="T62" style:family="text">
      <style:text-properties fo:font-style="normal" style:text-underline-style="none" fo:font-weight="normal" officeooo:rsid="0056e294" style:font-style-asian="normal" style:font-weight-asian="normal" style:font-style-complex="normal" style:font-weight-complex="normal"/>
    </style:style>
    <style:style style:name="T63" style:family="text">
      <style:text-properties fo:font-style="normal" style:text-underline-style="none" fo:font-weight="normal" officeooo:rsid="0055b1ed" style:font-style-asian="normal" style:font-weight-asian="normal" style:font-style-complex="normal" style:font-weight-complex="normal"/>
    </style:style>
    <style:style style:name="T64" style:family="text">
      <style:text-properties fo:font-style="normal" style:text-underline-style="none" fo:font-weight="normal" officeooo:rsid="00855776" style:font-style-asian="normal" style:font-weight-asian="normal" style:font-style-complex="normal" style:font-weight-complex="normal"/>
    </style:style>
    <style:style style:name="T65" style:family="text">
      <style:text-properties fo:font-style="normal" style:text-underline-style="none" fo:font-weight="normal" officeooo:rsid="008df8cf" style:font-style-asian="normal" style:font-weight-asian="normal" style:font-style-complex="normal" style:font-weight-complex="normal"/>
    </style:style>
    <style:style style:name="T66" style:family="text">
      <style:text-properties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67" style:family="text">
      <style:text-properties fo:font-style="normal" style:text-underline-style="solid" style:text-underline-width="auto" style:text-underline-color="font-color" fo:font-weight="normal" officeooo:rsid="003dacfa" style:font-style-asian="normal" style:font-weight-asian="normal" style:font-style-complex="normal" style:font-weight-complex="normal"/>
    </style:style>
    <style:style style:name="T68" style:family="text">
      <style:text-properties fo:font-style="normal" style:text-underline-style="solid" style:text-underline-width="auto" style:text-underline-color="font-color" fo:font-weight="normal" officeooo:rsid="0055b1ed" style:font-style-asian="normal" style:font-weight-asian="normal" style:font-style-complex="normal" style:font-weight-complex="normal"/>
    </style:style>
    <style:style style:name="T69" style:family="text">
      <style:text-properties fo:font-style="normal" style:text-underline-style="solid" style:text-underline-width="auto" style:text-underline-color="font-color" fo:font-weight="normal" officeooo:rsid="0044239d" style:font-style-asian="normal" style:font-weight-asian="normal" style:font-style-complex="normal" style:font-weight-complex="normal"/>
    </style:style>
    <style:style style:name="T70" style:family="text">
      <style:text-properties fo:font-style="normal" style:text-underline-style="solid" style:text-underline-width="auto" style:text-underline-color="font-color" fo:font-weight="normal" officeooo:rsid="007d4fe3" style:font-style-asian="normal" style:font-weight-asian="normal" style:font-style-complex="normal" style:font-weight-complex="normal"/>
    </style:style>
    <style:style style:name="T71" style:family="text">
      <style:text-properties fo:font-style="normal" style:text-underline-style="solid" style:text-underline-width="auto" style:text-underline-color="font-color" fo:font-weight="normal" officeooo:rsid="00833506" style:font-style-asian="normal" style:font-weight-asian="normal" style:font-style-complex="normal" style:font-weight-complex="normal"/>
    </style:style>
    <style:style style:name="T72" style:family="text">
      <style:text-properties officeooo:rsid="001f014c"/>
    </style:style>
    <style:style style:name="T73" style:family="text">
      <style:text-properties fo:color="#1c1c1c" loext:opacity="100%"/>
    </style:style>
    <style:style style:name="T74" style:family="text">
      <style:text-properties fo:color="#1c1c1c" loext:opacity="100%" style:font-name="Calibri1" fo:font-size="15pt" fo:font-style="normal" style:text-underline-style="none" fo:font-weight="normal" style:font-size-asian="14pt" style:font-style-asian="normal" style:font-weight-asian="normal" style:font-size-complex="14pt" style:font-style-complex="normal" style:font-weight-complex="normal"/>
    </style:style>
    <style:style style:name="T75" style:family="text">
      <style:text-properties fo:color="#1c1c1c" loext:opacity="100%" style:font-name="Calibri1" fo:font-size="15pt" fo:font-style="normal" style:text-underline-style="none" fo:font-weight="normal" officeooo:rsid="006a7058" style:font-size-asian="14pt" style:font-style-asian="normal" style:font-weight-asian="normal" style:font-size-complex="14pt" style:font-style-complex="normal" style:font-weight-complex="normal"/>
    </style:style>
    <style:style style:name="T76" style:family="text">
      <style:text-properties fo:color="#1c1c1c" loext:opacity="100%" style:font-name="Calibri1" fo:font-size="15pt" fo:font-style="normal" style:text-underline-style="none" fo:font-weight="normal" officeooo:rsid="009e0925" style:font-size-asian="14pt" style:font-style-asian="normal" style:font-weight-asian="normal" style:font-size-complex="14pt" style:font-style-complex="normal" style:font-weight-complex="normal"/>
    </style:style>
    <style:style style:name="T77" style:family="text">
      <style:text-properties fo:color="#1c1c1c" loext:opacity="100%" style:font-name="Calibri1" fo:font-size="15pt" fo:font-style="normal" style:text-underline-style="none" fo:font-weight="normal" officeooo:rsid="001f014c" style:font-size-asian="14pt" style:font-style-asian="normal" style:font-weight-asian="normal" style:font-size-complex="14pt" style:font-style-complex="normal" style:font-weight-complex="normal"/>
    </style:style>
    <style:style style:name="T78" style:family="text">
      <style:text-properties fo:color="#1c1c1c" loext:opacity="100%" style:font-name="Calibri1" fo:font-size="15pt" fo:font-style="normal" style:text-underline-style="none" fo:font-weight="normal" officeooo:rsid="0070ebc2" style:font-size-asian="14pt" style:font-style-asian="normal" style:font-weight-asian="normal" style:font-size-complex="14pt" style:font-style-complex="normal" style:font-weight-complex="normal"/>
    </style:style>
    <style:style style:name="T79" style:family="text">
      <style:text-properties fo:color="#1c1c1c" loext:opacity="100%" style:font-name="Calibri1" fo:font-size="15pt" fo:font-style="normal" style:text-underline-style="none" fo:font-weight="normal" officeooo:rsid="0078b591" style:font-size-asian="14pt" style:font-style-asian="normal" style:font-weight-asian="normal" style:font-size-complex="14pt" style:font-style-complex="normal" style:font-weight-complex="normal"/>
    </style:style>
    <style:style style:name="T80" style:family="text">
      <style:text-properties fo:color="#1c1c1c" loext:opacity="100%" style:font-name="Calibri1" fo:font-size="15pt" fo:font-style="normal" style:text-underline-style="none" fo:font-weight="normal" officeooo:rsid="007a4d63" style:font-size-asian="14pt" style:font-style-asian="normal" style:font-weight-asian="normal" style:font-size-complex="14pt" style:font-style-complex="normal" style:font-weight-complex="normal"/>
    </style:style>
    <style:style style:name="T81" style:family="text">
      <style:text-properties fo:color="#1c1c1c" loext:opacity="100%" style:font-name="Calibri1" fo:font-size="15pt" fo:font-style="normal" style:text-underline-style="none" fo:font-weight="normal" officeooo:rsid="007c0866" style:font-size-asian="14pt" style:font-style-asian="normal" style:font-weight-asian="normal" style:font-size-complex="14pt" style:font-style-complex="normal" style:font-weight-complex="normal"/>
    </style:style>
    <style:style style:name="T82" style:family="text">
      <style:text-properties fo:color="#1c1c1c" loext:opacity="100%" style:font-name="Calibri1" fo:font-size="15pt" fo:font-style="normal" style:text-underline-style="none" fo:font-weight="normal" officeooo:rsid="00833506" style:font-size-asian="14pt" style:font-style-asian="normal" style:font-weight-asian="normal" style:font-size-complex="14pt" style:font-style-complex="normal" style:font-weight-complex="normal"/>
    </style:style>
    <style:style style:name="T83" style:family="text">
      <style:text-properties fo:color="#1c1c1c" loext:opacity="100%" style:font-name="Calibri1" fo:font-size="15pt" fo:font-style="normal" style:text-underline-style="none" fo:font-weight="normal" officeooo:rsid="007f5311" style:font-size-asian="14pt" style:font-style-asian="normal" style:font-weight-asian="normal" style:font-size-complex="14pt" style:font-style-complex="normal" style:font-weight-complex="normal"/>
    </style:style>
    <style:style style:name="T84" style:family="text">
      <style:text-properties fo:color="#1c1c1c" loext:opacity="100%" style:font-name="Calibri1" fo:font-size="15pt" fo:font-style="normal" style:text-underline-style="none" fo:font-weight="normal" officeooo:rsid="007c08c8" style:font-size-asian="14pt" style:font-style-asian="normal" style:font-weight-asian="normal" style:font-size-complex="14pt" style:font-style-complex="normal" style:font-weight-complex="normal"/>
    </style:style>
    <style:style style:name="T85" style:family="text">
      <style:text-properties fo:color="#1c1c1c" loext:opacity="100%" style:font-name="Calibri1" fo:font-size="15pt" fo:language="en" fo:country="US" fo:font-style="normal" style:text-underline-style="none" fo:font-weight="normal" style:font-size-asian="15pt" style:font-style-asian="normal" style:font-weight-asian="normal" style:font-size-complex="15pt" style:font-style-complex="normal" style:font-weight-complex="normal"/>
    </style:style>
    <style:style style:name="T86" style:family="text">
      <style:text-properties fo:color="#1c1c1c" loext:opacity="100%" style:font-name="Calibri1" fo:font-size="15pt" fo:language="en" fo:country="US" fo:font-style="normal" style:text-underline-style="none" fo:font-weight="normal" officeooo:rsid="004b26b6" style:font-size-asian="15pt" style:font-style-asian="normal" style:font-weight-asian="normal" style:font-size-complex="15pt" style:font-style-complex="normal" style:font-weight-complex="normal"/>
    </style:style>
    <style:style style:name="T87" style:family="text">
      <style:text-properties fo:color="#1c1c1c" loext:opacity="100%" style:font-name="Calibri1" fo:font-size="15pt" fo:language="en" fo:country="US" fo:font-style="normal" style:text-underline-style="none" fo:font-weight="normal" officeooo:rsid="008f0e39" style:font-size-asian="13pt" style:font-style-asian="normal" style:font-weight-asian="normal" style:font-size-complex="13pt" style:font-style-complex="normal" style:font-weight-complex="normal"/>
    </style:style>
    <style:style style:name="T88" style:family="text">
      <style:text-properties fo:color="#1c1c1c" loext:opacity="100%" style:font-name="Calibri1" fo:font-size="15pt" fo:language="en" fo:country="US" fo:font-style="normal" style:text-underline-style="none" fo:font-weight="normal" officeooo:rsid="004e5aff" style:font-size-asian="13pt" style:font-style-asian="normal" style:font-weight-asian="normal" style:font-size-complex="13pt" style:font-style-complex="normal" style:font-weight-complex="normal"/>
    </style:style>
    <style:style style:name="T89" style:family="text">
      <style:text-properties fo:color="#1c1c1c" loext:opacity="100%" style:font-name="Calibri1" fo:font-size="15pt" fo:language="en" fo:country="US" fo:font-style="normal" style:text-underline-style="none" fo:font-weight="normal" officeooo:rsid="004fd508" style:font-size-asian="13pt" style:font-style-asian="normal" style:font-weight-asian="normal" style:font-size-complex="13pt" style:font-style-complex="normal" style:font-weight-complex="normal"/>
    </style:style>
    <style:style style:name="T90" style:family="text">
      <style:text-properties fo:color="#1c1c1c" loext:opacity="100%" style:font-name="Calibri1" fo:font-size="15pt" fo:language="en" fo:country="US" fo:font-style="normal" style:text-underline-style="none" fo:font-weight="normal" officeooo:rsid="007c0866" style:font-size-asian="14pt" style:font-style-asian="normal" style:font-weight-asian="normal" style:font-size-complex="14pt" style:font-style-complex="normal" style:font-weight-complex="normal"/>
    </style:style>
    <style:style style:name="T91" style:family="text">
      <style:text-properties fo:color="#1c1c1c" loext:opacity="100%" style:font-name="Calibri1" fo:font-size="15pt" fo:language="en" fo:country="US" fo:font-style="normal" style:text-underline-style="none" fo:font-weight="normal" officeooo:rsid="0078b591" style:font-size-asian="14pt" style:font-style-asian="normal" style:font-weight-asian="normal" style:font-size-complex="14pt" style:font-style-complex="normal" style:font-weight-complex="normal"/>
    </style:style>
    <style:style style:name="T92" style:family="text">
      <style:text-properties fo:color="#1c1c1c" loext:opacity="100%" style:font-name="Calibri1" fo:font-size="15pt" fo:language="en" fo:country="US"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T93" style:family="text">
      <style:text-properties fo:color="#1c1c1c" loext:opacity="100%" style:font-name="Calibri1" fo:font-size="14pt" fo:font-style="normal" style:text-underline-style="none" fo:font-weight="normal" officeooo:rsid="00577940" style:font-size-asian="14pt" style:font-style-asian="normal" style:font-weight-asian="normal" style:font-size-complex="14pt" style:font-style-complex="normal" style:font-weight-complex="normal"/>
    </style:style>
    <style:style style:name="T94" style:family="text">
      <style:text-properties fo:color="#1c1c1c" loext:opacity="100%" style:font-name="Calibri1" fo:font-size="14pt" fo:font-style="normal" style:text-underline-style="none" fo:font-weight="normal" officeooo:rsid="00458c34" style:font-size-asian="14pt" style:font-style-asian="normal" style:font-weight-asian="normal" style:font-size-complex="14pt" style:font-style-complex="normal" style:font-weight-complex="normal"/>
    </style:style>
    <style:style style:name="T95" style:family="text">
      <style:text-properties fo:color="#1c1c1c" loext:opacity="100%" style:font-name="Calibri1" fo:font-size="14pt" fo:font-style="normal" style:text-underline-style="none" fo:font-weight="normal" officeooo:rsid="0044239d" style:font-size-asian="14pt" style:font-style-asian="normal" style:font-weight-asian="normal" style:font-size-complex="14pt" style:font-style-complex="normal" style:font-weight-complex="normal"/>
    </style:style>
    <style:style style:name="T96" style:family="text">
      <style:text-properties fo:color="#1c1c1c" loext:opacity="100%" style:font-name="Calibri1" fo:font-size="14pt" fo:font-style="normal" style:text-underline-style="none" fo:font-weight="normal" officeooo:rsid="007c0866" style:font-size-asian="14pt" style:font-style-asian="normal" style:font-weight-asian="normal" style:font-size-complex="14pt" style:font-style-complex="normal" style:font-weight-complex="normal"/>
    </style:style>
    <style:style style:name="T97" style:family="text">
      <style:text-properties fo:color="#1c1c1c" loext:opacity="100%" style:font-name="Calibri1" fo:font-size="14pt" fo:font-style="normal" style:text-underline-style="none" fo:font-weight="normal" officeooo:rsid="001f014c" style:font-size-asian="14pt" style:font-style-asian="normal" style:font-weight-asian="normal" style:font-size-complex="14pt" style:font-style-complex="normal" style:font-weight-complex="normal"/>
    </style:style>
    <style:style style:name="T98" style:family="text">
      <style:text-properties fo:color="#1c1c1c" loext:opacity="100%" style:font-name="Calibri1" fo:font-size="14pt" fo:font-style="normal" style:text-underline-style="none" fo:font-weight="normal" officeooo:rsid="00840620" style:font-size-asian="14pt" style:font-style-asian="normal" style:font-weight-asian="normal" style:font-size-complex="14pt" style:font-style-complex="normal" style:font-weight-complex="normal"/>
    </style:style>
    <style:style style:name="T99" style:family="text">
      <style:text-properties fo:color="#1c1c1c" loext:opacity="100%" style:font-name="Calibri1" fo:font-size="14pt" fo:font-style="normal" style:text-underline-style="none" fo:font-weight="normal" officeooo:rsid="00460f84" style:font-size-asian="12pt" style:font-style-asian="normal" style:font-weight-asian="normal" style:font-size-complex="12pt" style:font-style-complex="normal" style:font-weight-complex="normal"/>
    </style:style>
    <style:style style:name="T100" style:family="text">
      <style:text-properties fo:color="#1c1c1c" loext:opacity="100%" style:font-name="Calibri1" fo:font-size="14pt" fo:font-style="normal" style:text-underline-style="none" fo:font-weight="normal" officeooo:rsid="00577940" style:font-size-asian="12pt" style:font-style-asian="normal" style:font-weight-asian="normal" style:font-size-complex="12pt" style:font-style-complex="normal" style:font-weight-complex="normal"/>
    </style:style>
    <style:style style:name="T101" style:family="text">
      <style:text-properties fo:color="#1c1c1c" loext:opacity="100%" style:font-name="Calibri1" fo:font-size="14pt" fo:font-style="normal" style:text-underline-style="none" fo:font-weight="normal" officeooo:rsid="00a3ced1" style:font-size-asian="12pt" style:font-style-asian="normal" style:font-weight-asian="normal" style:font-size-complex="12pt" style:font-style-complex="normal" style:font-weight-complex="normal"/>
    </style:style>
    <style:style style:name="T102" style:family="text">
      <style:text-properties fo:color="#1c1c1c" loext:opacity="100%" style:font-name="Calibri1" fo:font-size="14pt" fo:font-style="normal" style:text-underline-style="none" fo:font-weight="normal" officeooo:rsid="0058ddaa" style:font-size-asian="12pt" style:font-style-asian="normal" style:font-weight-asian="normal" style:font-size-complex="12pt" style:font-style-complex="normal" style:font-weight-complex="normal"/>
    </style:style>
    <style:style style:name="T103" style:family="text">
      <style:text-properties fo:color="#1c1c1c" loext:opacity="100%" style:font-name="Calibri1" fo:font-size="14pt" fo:font-style="normal" style:text-underline-style="none" fo:font-weight="normal" officeooo:rsid="0056e294" style:font-size-asian="12pt" style:font-style-asian="normal" style:font-weight-asian="normal" style:font-size-complex="12pt" style:font-style-complex="normal" style:font-weight-complex="normal"/>
    </style:style>
    <style:style style:name="T104" style:family="text">
      <style:text-properties fo:color="#1c1c1c" loext:opacity="100%" style:font-name="Calibri1" fo:font-size="14pt" fo:font-style="normal" style:text-underline-style="none" fo:font-weight="normal" officeooo:rsid="0058f4c8" style:font-size-asian="12pt" style:font-style-asian="normal" style:font-weight-asian="normal" style:font-size-complex="12pt" style:font-style-complex="normal" style:font-weight-complex="normal"/>
    </style:style>
    <style:style style:name="T105" style:family="text">
      <style:text-properties fo:color="#1c1c1c" loext:opacity="100%" style:font-name="Calibri1" fo:font-size="14pt" fo:font-style="normal" style:text-underline-style="none" fo:font-weight="normal" officeooo:rsid="007be19f" style:font-size-asian="12pt" style:font-style-asian="normal" style:font-weight-asian="normal" style:font-size-complex="12pt" style:font-style-complex="normal" style:font-weight-complex="normal"/>
    </style:style>
    <style:style style:name="T106" style:family="text">
      <style:text-properties fo:color="#1c1c1c" loext:opacity="100%" style:font-name="Calibri1" fo:font-size="14pt" fo:font-style="normal" style:text-underline-style="none" fo:font-weight="normal" officeooo:rsid="004d2a14" style:font-size-asian="12pt" style:font-style-asian="normal" style:font-weight-asian="normal" style:font-size-complex="12pt" style:font-style-complex="normal" style:font-weight-complex="normal"/>
    </style:style>
    <style:style style:name="T107" style:family="text">
      <style:text-properties fo:color="#1c1c1c" loext:opacity="100%" style:font-name="Calibri1" fo:font-size="14pt" fo:font-style="normal" style:text-underline-style="none" fo:font-weight="normal" officeooo:rsid="009dc049" style:font-size-asian="12pt" style:font-style-asian="normal" style:font-weight-asian="normal" style:font-size-complex="12pt" style:font-style-complex="normal" style:font-weight-complex="normal"/>
    </style:style>
    <style:style style:name="T108" style:family="text">
      <style:text-properties fo:color="#1c1c1c" loext:opacity="100%" style:font-name="Calibri1" fo:font-size="14pt" fo:font-style="normal" style:text-underline-style="none" fo:font-weight="normal" officeooo:rsid="007836d2" style:font-size-asian="12pt" style:font-style-asian="normal" style:font-weight-asian="normal" style:font-size-complex="12pt" style:font-style-complex="normal" style:font-weight-complex="normal"/>
    </style:style>
    <style:style style:name="T109" style:family="text">
      <style:text-properties fo:color="#1c1c1c" loext:opacity="100%" style:font-name="Calibri1" fo:font-size="14pt" fo:font-style="normal" style:text-underline-style="none" fo:font-weight="normal" officeooo:rsid="007c0866" style:font-size-asian="12pt" style:font-style-asian="normal" style:font-weight-asian="normal" style:font-size-complex="12pt" style:font-style-complex="normal" style:font-weight-complex="normal"/>
    </style:style>
    <style:style style:name="T110" style:family="text">
      <style:text-properties fo:color="#1c1c1c" loext:opacity="100%" style:font-name="Calibri1" fo:font-size="14pt" fo:font-style="normal" style:text-underline-style="solid" style:text-underline-width="auto" style:text-underline-color="font-color" fo:font-weight="normal" officeooo:rsid="00a3ced1" style:font-size-asian="12pt" style:font-style-asian="normal" style:font-weight-asian="normal" style:font-size-complex="12pt" style:font-style-complex="normal" style:font-weight-complex="normal"/>
    </style:style>
    <style:style style:name="T111" style:family="text">
      <style:text-properties fo:color="#1c1c1c" loext:opacity="100%" style:font-name="Calibri1" fo:font-size="14pt" fo:font-style="normal" style:text-underline-style="solid" style:text-underline-width="auto" style:text-underline-color="font-color" fo:font-weight="normal" officeooo:rsid="007c0866" style:font-size-asian="12pt" style:font-style-asian="normal" style:font-weight-asian="normal" style:font-size-complex="12pt" style:font-style-complex="normal" style:font-weight-complex="normal"/>
    </style:style>
    <style:style style:name="T112" style:family="text">
      <style:text-properties fo:color="#1c1c1c" loext:opacity="100%" style:font-name="Calibri1" fo:font-style="normal" style:text-underline-style="none" fo:font-weight="normal" officeooo:rsid="009e0925" style:font-style-asian="normal" style:font-weight-asian="normal" style:font-style-complex="normal" style:font-weight-complex="normal"/>
    </style:style>
    <style:style style:name="T113" style:family="text">
      <style:text-properties fo:color="#1c1c1c" loext:opacity="100%" style:font-name="Calibri1" fo:font-style="normal" style:text-underline-style="none" fo:font-weight="normal" officeooo:rsid="001f014c" style:font-style-asian="normal" style:font-weight-asian="normal" style:font-style-complex="normal" style:font-weight-complex="normal"/>
    </style:style>
    <style:style style:name="T114" style:family="text">
      <style:text-properties fo:color="#1c1c1c" loext:opacity="100%" style:font-name="Calibri1" fo:font-style="normal" style:text-underline-style="none" fo:font-weight="normal" officeooo:rsid="003dacfa" style:font-style-asian="normal" style:font-weight-asian="normal" style:font-style-complex="normal" style:font-weight-complex="normal"/>
    </style:style>
    <style:style style:name="T115" style:family="text">
      <style:text-properties fo:color="#1c1c1c" loext:opacity="100%" style:font-name="Calibri1" fo:font-style="normal" style:text-underline-style="none" fo:font-weight="normal" officeooo:rsid="0043583e" style:font-style-asian="normal" style:font-weight-asian="normal" style:font-style-complex="normal" style:font-weight-complex="normal"/>
    </style:style>
    <style:style style:name="T116" style:family="text">
      <style:text-properties fo:color="#1c1c1c" loext:opacity="100%" style:font-name="Calibri1" fo:font-size="12pt" fo:language="en" fo:country="US" fo:font-style="normal" style:text-underline-style="none" fo:font-weight="normal" officeooo:rsid="004e5aff" style:font-size-asian="12pt" style:font-style-asian="normal" style:font-weight-asian="normal" style:font-size-complex="12pt" style:font-style-complex="normal" style:font-weight-complex="normal"/>
    </style:style>
    <style:style style:name="T117" style:family="text">
      <style:text-properties fo:color="#1c1c1c" loext:opacity="100%" style:font-name="Courier New1" fo:font-size="15pt" fo:font-style="normal" style:text-underline-style="none" fo:font-weight="normal" officeooo:rsid="005b956c" style:font-size-asian="15pt" style:font-style-asian="normal" style:font-weight-asian="normal" style:font-size-complex="15pt" style:font-style-complex="normal" style:font-weight-complex="normal"/>
    </style:style>
    <style:style style:name="T118" style:family="text">
      <style:text-properties fo:color="#1c1c1c" loext:opacity="100%" style:font-name="Courier New1" fo:font-size="15pt" fo:language="en" fo:country="CA" fo:font-style="normal" style:text-underline-style="none" fo:font-weight="normal" officeooo:rsid="005b956c" style:font-size-asian="15pt" style:font-style-asian="normal" style:font-weight-asian="normal" style:font-size-complex="15pt" style:font-style-complex="normal" style:font-weight-complex="normal"/>
    </style:style>
    <style:style style:name="T119" style:family="text">
      <style:text-properties fo:color="#1c1c1c" loext:opacity="100%" style:font-name="Courier New" fo:font-size="15pt" fo:font-style="normal" style:text-underline-style="none" fo:font-weight="normal" officeooo:rsid="00536a29" style:font-size-asian="15pt" style:font-style-asian="normal" style:font-weight-asian="normal" style:font-size-complex="15pt" style:font-style-complex="normal" style:font-weight-complex="normal"/>
    </style:style>
    <style:style style:name="T120" style:family="text">
      <style:text-properties fo:color="#1c1c1c" loext:opacity="100%" style:font-name="Courier New" officeooo:rsid="00536a29"/>
    </style:style>
    <style:style style:name="T121" style:family="text">
      <style:text-properties fo:color="#1c1c1c" loext:opacity="100%" style:font-name="Calibri" fo:font-size="15pt" fo:font-style="normal" style:text-underline-style="none" fo:font-weight="normal" officeooo:rsid="005b956c" style:font-size-asian="15pt" style:font-style-asian="normal" style:font-weight-asian="normal" style:font-size-complex="15pt" style:font-style-complex="normal" style:font-weight-complex="normal"/>
    </style:style>
    <style:style style:name="T122" style:family="text">
      <style:text-properties fo:color="#1c1c1c" loext:opacity="100%" style:font-name="Calibri" fo:font-size="15pt" fo:font-style="normal" style:text-underline-style="none" fo:font-weight="normal" officeooo:rsid="006387ef" style:font-size-asian="15pt" style:font-style-asian="normal" style:font-weight-asian="normal" style:font-size-complex="15pt" style:font-style-complex="normal" style:font-weight-complex="normal"/>
    </style:style>
    <style:style style:name="T123" style:family="text">
      <style:text-properties fo:color="#1c1c1c" loext:opacity="100%" style:font-name="Calibri" fo:font-size="15pt" fo:font-style="normal" style:text-underline-style="none" fo:font-weight="normal" officeooo:rsid="006a864f" style:font-size-asian="15pt" style:font-style-asian="normal" style:font-weight-asian="normal" style:font-size-complex="15pt" style:font-style-complex="normal" style:font-weight-complex="normal"/>
    </style:style>
    <style:style style:name="T124" style:family="text">
      <style:text-properties fo:color="#1c1c1c" loext:opacity="100%" officeooo:rsid="001ed8e3"/>
    </style:style>
    <style:style style:name="T125" style:family="text">
      <style:text-properties fo:color="#1c1c1c" loext:opacity="100%" officeooo:rsid="00a3fe9a"/>
    </style:style>
    <style:style style:name="T126" style:family="text">
      <style:text-properties fo:color="#1c1c1c" loext:opacity="100%" officeooo:rsid="00577940"/>
    </style:style>
    <style:style style:name="T127" style:family="text">
      <style:text-properties fo:color="#1c1c1c" loext:opacity="100%" fo:font-weight="normal" officeooo:rsid="00a3fe9a" style:font-weight-asian="normal" style:font-weight-complex="normal"/>
    </style:style>
    <style:style style:name="T128" style:family="text">
      <style:text-properties fo:color="#1c1c1c" loext:opacity="100%" fo:font-weight="normal" officeooo:rsid="0044239d" style:font-weight-asian="normal" style:font-weight-complex="normal"/>
    </style:style>
    <style:style style:name="T129" style:family="text">
      <style:text-properties fo:color="#1c1c1c" loext:opacity="100%" officeooo:rsid="001f014c"/>
    </style:style>
    <style:style style:name="T130" style:family="text">
      <style:text-properties fo:color="#1c1c1c" loext:opacity="100%" officeooo:rsid="00458c34"/>
    </style:style>
    <style:style style:name="T131" style:family="text">
      <style:text-properties fo:color="#1c1c1c" loext:opacity="100%" officeooo:rsid="00536a29"/>
    </style:style>
    <style:style style:name="T132" style:family="text">
      <style:text-properties style:font-name="Liberation Sans" fo:font-size="14pt" fo:font-style="normal" style:text-underline-style="none" fo:font-weight="bold" officeooo:rsid="0043583e" style:font-name-asian="PingFang SC" style:font-size-asian="14pt" style:font-style-asian="normal" style:font-weight-asian="bold" style:font-name-complex="Arial Unicode MS4" style:font-size-complex="14pt" style:font-style-complex="normal" style:font-weight-complex="bold"/>
    </style:style>
    <style:style style:name="T133" style:family="text">
      <style:text-properties style:font-name="Liberation Sans" fo:font-size="14pt" fo:font-style="normal" style:text-underline-style="none" fo:font-weight="bold" officeooo:rsid="00538df7" style:font-name-asian="PingFang SC" style:font-size-asian="14pt" style:font-style-asian="normal" style:font-weight-asian="bold" style:font-name-complex="Arial Unicode MS4" style:font-size-complex="14pt" style:font-style-complex="normal" style:font-weight-complex="bold"/>
    </style:style>
    <style:style style:name="T134" style:family="text">
      <style:text-properties style:font-name="Liberation Sans" fo:font-size="14pt" fo:font-style="normal" style:text-underline-style="none" fo:font-weight="bold" officeooo:rsid="00855776" style:font-name-asian="PingFang SC" style:font-size-asian="14pt" style:font-style-asian="normal" style:font-weight-asian="bold" style:font-name-complex="Arial Unicode MS4" style:font-size-complex="14pt" style:font-style-complex="normal" style:font-weight-complex="bold"/>
    </style:style>
    <style:style style:name="T135" style:family="text">
      <style:text-properties style:font-name="Liberation Sans" fo:font-style="normal" style:text-underline-style="none" officeooo:rsid="003c5794" style:font-name-asian="PingFang SC" style:font-style-asian="normal" style:font-name-complex="Arial Unicode MS4" style:font-style-complex="normal"/>
    </style:style>
    <style:style style:name="T136" style:family="text">
      <style:text-properties officeooo:rsid="0044239d"/>
    </style:style>
    <style:style style:name="T137" style:family="text">
      <style:text-properties fo:color="#333333" loext:opacity="100%" style:font-name="Calibri1" fo:font-size="12pt" fo:language="en" fo:country="US" fo:font-style="normal" style:text-underline-style="none" fo:font-weight="normal" officeooo:rsid="004cbc11" style:font-size-asian="12pt" style:font-style-asian="normal" style:font-weight-asian="normal" style:font-size-complex="12pt" style:font-style-complex="normal" style:font-weight-complex="normal"/>
    </style:style>
    <style:style style:name="T138" style:family="text">
      <style:text-properties officeooo:rsid="004b26b6"/>
    </style:style>
    <style:style style:name="T139" style:family="text">
      <style:text-properties style:text-underline-style="solid" style:text-underline-width="auto" style:text-underline-color="font-color"/>
    </style:style>
    <style:style style:name="T140" style:family="text">
      <style:text-properties style:text-underline-style="solid" style:text-underline-width="auto" style:text-underline-color="font-color" officeooo:rsid="00773f22"/>
    </style:style>
    <style:style style:name="T141" style:family="text">
      <style:text-properties style:text-underline-style="solid" style:text-underline-width="auto" style:text-underline-color="font-color" officeooo:rsid="00760872"/>
    </style:style>
    <style:style style:name="T142" style:family="text">
      <style:text-properties officeooo:rsid="00516287"/>
    </style:style>
    <style:style style:name="T143" style:family="text">
      <style:text-properties fo:font-style="italic" style:font-style-asian="italic" style:font-style-complex="italic"/>
    </style:style>
    <style:style style:name="T144" style:family="text">
      <style:text-properties fo:font-style="italic" officeooo:rsid="003fc329" style:font-style-asian="italic" style:font-style-complex="italic"/>
    </style:style>
    <style:style style:name="T145" style:family="text">
      <style:text-properties fo:font-style="italic" style:text-underline-style="none" fo:font-weight="normal" officeooo:rsid="0056e294" style:font-style-asian="italic" style:font-weight-asian="normal" style:font-style-complex="italic" style:font-weight-complex="normal"/>
    </style:style>
    <style:style style:name="T146" style:family="text">
      <style:text-properties fo:font-style="italic" style:text-underline-style="solid" style:text-underline-width="auto" style:text-underline-color="font-color" style:font-style-asian="italic" style:font-style-complex="italic"/>
    </style:style>
    <style:style style:name="T147" style:family="text">
      <style:text-properties fo:font-style="italic" style:text-underline-style="solid" style:text-underline-width="auto" style:text-underline-color="font-color" fo:font-weight="normal" officeooo:rsid="007d4fe3" style:font-style-asian="italic" style:font-weight-asian="normal" style:font-style-complex="italic" style:font-weight-complex="normal"/>
    </style:style>
    <style:style style:name="T148" style:family="text">
      <style:text-properties officeooo:rsid="00538df7"/>
    </style:style>
    <style:style style:name="T149" style:family="text">
      <style:text-properties officeooo:rsid="0053b4a2"/>
    </style:style>
    <style:style style:name="T150" style:family="text">
      <style:text-properties officeooo:rsid="0055b1ed"/>
    </style:style>
    <style:style style:name="T151" style:family="text">
      <style:text-properties style:font-name="Courier New1" fo:font-style="normal" style:text-underline-style="none" fo:font-weight="normal" style:font-style-asian="normal" style:font-weight-asian="normal" style:font-style-complex="normal" style:font-weight-complex="normal"/>
    </style:style>
    <style:style style:name="T152" style:family="text">
      <style:text-properties officeooo:rsid="0061e19a"/>
    </style:style>
    <style:style style:name="T153" style:family="text">
      <style:text-properties officeooo:rsid="003fc329"/>
    </style:style>
    <style:style style:name="T154" style:family="text">
      <style:text-properties officeooo:rsid="0043583e"/>
    </style:style>
    <style:style style:name="T155" style:family="text">
      <style:text-properties fo:language="en" fo:country="US"/>
    </style:style>
    <style:style style:name="T156" style:family="text">
      <style:text-properties fo:language="en" fo:country="US" fo:font-weight="normal" officeooo:rsid="004fd508" style:font-weight-asian="normal" style:font-weight-complex="normal"/>
    </style:style>
    <style:style style:name="T157" style:family="text">
      <style:text-properties fo:language="en" fo:country="US" officeooo:rsid="0082312a"/>
    </style:style>
    <style:style style:name="T158" style:family="text">
      <style:text-properties fo:language="en" fo:country="US" officeooo:rsid="006a7058"/>
    </style:style>
    <style:style style:name="T159" style:family="text">
      <style:text-properties fo:language="en" fo:country="US" officeooo:rsid="00642326"/>
    </style:style>
    <style:style style:name="T160" style:family="text">
      <style:text-properties fo:language="en" fo:country="US" officeooo:rsid="00855776"/>
    </style:style>
    <style:style style:name="T161" style:family="text">
      <style:text-properties fo:language="en" fo:country="US" officeooo:rsid="008f890a"/>
    </style:style>
    <style:style style:name="T162" style:family="text">
      <style:text-properties fo:language="en" fo:country="US" officeooo:rsid="004dd73f"/>
    </style:style>
    <style:style style:name="T163" style:family="text">
      <style:text-properties fo:language="en" fo:country="US" officeooo:rsid="004e5aff"/>
    </style:style>
    <style:style style:name="T164" style:family="text">
      <style:text-properties fo:language="en" fo:country="US" style:text-underline-style="solid" style:text-underline-width="auto" style:text-underline-color="font-color" officeooo:rsid="004e5aff"/>
    </style:style>
    <style:style style:name="T165" style:family="text">
      <style:text-properties fo:language="en" fo:country="US" officeooo:rsid="009091cc"/>
    </style:style>
    <style:style style:name="T166" style:family="text">
      <style:text-properties officeooo:rsid="0068108d"/>
    </style:style>
    <style:style style:name="T167" style:family="text">
      <style:text-properties officeooo:rsid="00689ba2"/>
    </style:style>
    <style:style style:name="T168" style:family="text">
      <style:text-properties officeooo:rsid="00427505"/>
    </style:style>
    <style:style style:name="T169" style:family="text">
      <style:text-properties officeooo:rsid="0052a7e3"/>
    </style:style>
    <style:style style:name="T170" style:family="text">
      <style:text-properties officeooo:rsid="003c5794"/>
    </style:style>
    <style:style style:name="T171" style:family="text">
      <style:text-properties officeooo:rsid="008aca45"/>
    </style:style>
    <style:style style:name="T172" style:family="text">
      <style:text-properties officeooo:rsid="006d682f"/>
    </style:style>
    <style:style style:name="T173" style:family="text">
      <style:text-properties officeooo:rsid="007c9c91"/>
    </style:style>
    <style:style style:name="T174" style:family="text">
      <style:text-properties fo:background-color="#eeeeee" loext:char-shading-value="0"/>
    </style:style>
    <style:style style:name="T175" style:family="text">
      <style:text-properties officeooo:rsid="006f2347"/>
    </style:style>
    <style:style style:name="T176" style:family="text">
      <style:text-properties officeooo:rsid="007dfbc2"/>
    </style:style>
    <style:style style:name="T177" style:family="text">
      <style:text-properties style:text-underline-style="none"/>
    </style:style>
    <style:style style:name="T178" style:family="text">
      <style:text-properties style:text-underline-style="none" officeooo:rsid="006fb498"/>
    </style:style>
    <style:style style:name="T179" style:family="text">
      <style:text-properties style:text-underline-style="none" officeooo:rsid="006f49c5"/>
    </style:style>
    <style:style style:name="T180" style:family="text">
      <style:text-properties style:text-underline-style="none" officeooo:rsid="00773f22"/>
    </style:style>
    <style:style style:name="T181" style:family="text">
      <style:text-properties officeooo:rsid="006f49c5"/>
    </style:style>
    <style:style style:name="T182" style:family="text">
      <style:text-properties officeooo:rsid="00726c64"/>
    </style:style>
    <style:style style:name="T183" style:family="text">
      <style:text-properties officeooo:rsid="0072f1ff"/>
    </style:style>
    <style:style style:name="T184" style:family="text">
      <style:text-properties officeooo:rsid="00745cd0"/>
    </style:style>
    <style:style style:name="T185" style:family="text">
      <style:text-properties officeooo:rsid="00760872"/>
    </style:style>
    <style:style style:name="T186" style:family="text">
      <style:text-properties officeooo:rsid="00773f22"/>
    </style:style>
    <style:style style:name="T187" style:family="text">
      <style:text-properties officeooo:rsid="007912da"/>
    </style:style>
    <style:style style:name="T188" style:family="text">
      <style:text-properties officeooo:rsid="007b5bd6"/>
    </style:style>
    <style:style style:name="T189" style:family="text">
      <style:text-properties officeooo:rsid="00833506"/>
    </style:style>
    <style:style style:name="T190" style:family="text">
      <style:text-properties officeooo:rsid="00840620"/>
    </style:style>
    <style:style style:name="T191" style:family="text">
      <style:text-properties officeooo:rsid="00855776"/>
    </style:style>
    <style:style style:name="T192" style:family="text">
      <style:text-properties officeooo:rsid="008f890a"/>
    </style:style>
    <style:style style:name="T193" style:family="text">
      <style:text-properties fo:language="fr" fo:country="FR" officeooo:rsid="00ca26fe"/>
    </style:style>
    <style:style style:name="T194" style:family="text">
      <style:text-properties fo:font-size="15pt" fo:language="en" fo:country="US" style:font-size-asian="15pt" style:font-size-complex="15pt"/>
    </style:style>
    <style:style style:name="T195" style:family="text">
      <style:text-properties style:font-name="Liberation Sans"/>
    </style:style>
    <style:style style:name="T196" style:family="text">
      <style:text-properties fo:color="#1c1c1c" loext:opacity="100%" style:font-name="Courier New1" fo:font-size="13pt" fo:language="en" fo:country="CA" style:font-size-asian="11pt" style:font-name-complex="Courier New1" style:font-size-complex="13pt"/>
    </style:style>
    <style:style style:name="T197" style:family="text">
      <style:text-properties style:font-name="Calibri" fo:font-size="14pt" style:font-size-asian="12pt" style:font-size-complex="14pt"/>
    </style:style>
    <style:style style:name="T198" style:family="text">
      <style:text-properties style:font-name="Calibri" fo:font-weight="normal" style:font-weight-asian="normal" style:font-weight-complex="normal"/>
    </style:style>
    <style:style style:name="T199" style:family="text">
      <style:text-properties fo:font-variant="normal" fo:text-transform="none" style:use-window-font-color="true" loext:opacity="0%" style:text-outline="false" style:text-line-through-style="none" style:text-line-through-type="none" style:text-position="0% 100%" style:font-name="Calibri"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4"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200" style:family="text">
      <style:text-properties fo:color="#1c1c1c" loext:opacity="100%" style:font-name="OpenSymbol1" fo:font-size="18pt" style:font-size-asian="15pt" style:font-name-complex="OpenSymbol2" style:font-size-complex="18pt"/>
    </style:style>
    <style:style style:name="T201" style:family="text">
      <style:text-properties style:font-name="Courier New1" fo:font-size="13pt" style:font-size-asian="11pt" style:font-size-complex="13pt"/>
    </style:style>
    <style:style style:name="T202" style:family="text">
      <style:text-properties fo:color="#1c1c1c" loext:opacity="100%" style:font-name="Courier New1" fo:font-size="13pt" fo:language="en" fo:country="CA" style:font-size-asian="11pt" style:font-name-complex="Courier New" style:font-size-complex="13pt"/>
    </style:style>
    <style:style style:name="T203"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1" style:font-size-complex="16pt" style:language-complex="hi" style:country-complex="IN" style:font-style-complex="normal" style:font-weight-complex="bold" style:text-emphasize="none" style:text-scale="100%" style:font-relief="none" style:text-overline-style="none" style:text-overline-color="font-color"/>
    </style:style>
    <style:style style:name="T204"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1" style:font-size-complex="26pt" style:language-complex="hi" style:country-complex="IN" style:font-style-complex="normal" style:font-weight-complex="bold" style:text-emphasize="none" style:text-scale="100%" style:font-relief="none" style:text-overline-style="none" style:text-overline-color="font-color"/>
    </style:style>
    <style:style style:name="T205"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1"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style:mirror="none" fo:clip="rect(0cm, 0cm, 3.141cm, 0cm)" draw:luminance="1%" draw:contrast="0%" draw:red="0%" draw:green="0%" draw:blue="0%" draw:gamma="100%" draw:color-inversion="false" draw:image-opacity="100%" draw:color-mode="standard"/>
    </style:style>
    <style:style style:name="fr5" style:family="graphic" style:parent-style-name="Graphics">
      <style:graphic-properties fo:margin-left="0cm" fo:margin-right="0.1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horizontal-pos="from-left" style:horizontal-rel="paragraph" style:mirror="none" fo:clip="rect(0cm, 0cm, 0cm, 0.09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026cm, 2.427cm, 0.07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21.13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svg:stroke-width="0.035cm" svg:stroke-color="#cccccc" draw:marker-start-width="0.406cm" draw:marker-end-width="0.406cm" draw:fill-color="#eeeeee" draw:textarea-horizontal-align="justify" draw:textarea-vertical-align="middle" draw:auto-grow-height="false" fo:min-height="0.464cm" fo:min-width="0.93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92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87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111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35cm" svg:stroke-color="#cccccc" draw:marker-start-width="0.406cm" draw:marker-end-width="0.406cm" draw:fill-color="#eeeeee" draw:textarea-horizontal-align="justify" draw:textarea-vertical-align="middle" draw:auto-grow-height="false" fo:min-height="0.464cm" fo:min-width="0.5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35cm" svg:stroke-color="#cccccc" draw:marker-start-width="0.406cm" draw:marker-end-width="0.406cm" draw:fill-color="#eeeeee" draw:textarea-horizontal-align="justify" draw:textarea-vertical-align="middle" draw:auto-grow-height="false" fo:min-height="0.464cm" fo:min-width="1.0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81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07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856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4.041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svg:stroke-width="0.035cm" svg:stroke-color="#cccccc" draw:marker-start-width="0.406cm" draw:marker-end-width="0.406cm" draw:fill-color="#eeeeee" draw:textarea-horizontal-align="justify" draw:textarea-vertical-align="middle" draw:auto-grow-height="false" fo:min-height="0.464cm" fo:min-width="0.91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10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35cm" svg:stroke-color="#cccccc" draw:marker-start-width="0.406cm" draw:marker-end-width="0.406cm" draw:fill-color="#eeeeee" draw:textarea-horizontal-align="justify" draw:textarea-vertical-align="middle" draw:auto-grow-height="false" fo:min-height="0.464cm" fo:min-width="1.22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7" style:family="graphic">
      <style:graphic-properties svg:stroke-width="0.035cm" svg:stroke-color="#cccccc" draw:marker-start-width="0.406cm" draw:marker-end-width="0.406cm" draw:fill-color="#eeeeee" draw:textarea-horizontal-align="justify" draw:textarea-vertical-align="middle" draw:auto-grow-height="false" fo:min-height="0.464cm" fo:min-width="1.90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8"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304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2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792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6"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7"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8"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1"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5" text:anchor-type="page" text:anchor-page-number="1" svg:x="1.007cm" svg:y="0.997cm" svg:width="4.611cm" svg:height="4.611cm" draw:z-index="41">
        <draw:image xlink:href="Pictures/10000001000002000000020045441B21207A606D.png" xlink:type="simple" xlink:show="embed" xlink:actuate="onLoad" draw:mime-type="image/png"/>
      </draw:frame>
      <draw:frame draw:style-name="fr11" draw:name="Image16" text:anchor-type="page" text:anchor-page-number="1" svg:x="6.616cm" svg:y="1.812cm" svg:width="12.487cm" svg:height="1.956cm" draw:z-index="18">
        <draw:image xlink:href="Pictures/10000001000003710000008AAABBB315E5D110BC.png" xlink:type="simple" xlink:show="embed" xlink:actuate="onLoad" draw:mime-type="image/png"/>
      </draw:frame>
      <draw:frame text:anchor-type="page" text:anchor-page-number="1" draw:z-index="19" draw:name="Shape2_0" draw:style-name="gr29" draw:text-style-name="P120" svg:width="3.858cm" svg:height="2.211cm" svg:x="16.702cm" svg:y="0.319cm">
        <draw:text-box>
          <text:p text:style-name="P119"><text:span text:style-name="T203">v1.3.2</text:span></text:p>
          <text:p text:style-name="P119"><text:span text:style-name="T203"/></text:p>
        </draw:text-box>
      </draw:frame>
      <draw:frame text:anchor-type="page" text:anchor-page-number="1" draw:z-index="17" draw:name="Shape2" draw:style-name="gr30" draw:text-style-name="P123" svg:width="14.521cm" svg:height="4.377cm" svg:x="5.616cm" svg:y="1.113cm">
        <draw:text-box>
          <text:p text:style-name="P121"><text:span text:style-name="T204"/></text:p>
          <text:p text:style-name="P122"><text:span text:style-name="T205">User Manual</text:span></text:p>
        </draw:text-box>
      </draw:frame>
      <text:p text:style-name="P40"><draw:path text:anchor-type="char" draw:z-index="15" draw:name="Shape1" draw:style-name="gr31" draw:text-style-name="P124" svg:width="21.008cm" svg:height="7.181cm" svg:x="-2.105cm" svg:y="-1.547cm" svg:viewBox="0 0 21009 7182" svg:d="M8400 6411c1581-21 2572 771 4200 771s2487-757 4200-771 2900 544 4209 543l-4-6954h-20999c0 0-11 41-4 6413 1103 35 2592 766 4198 766 1607 0 2620-747 4200-768z"><text:p/></draw:path></text:p>
      <text:p text:style-name="P41"/>
      <text:p text:style-name="P41"/>
      <text:p text:style-name="P41"/>
      <text:p text:style-name="P4"/>
      <text:p text:style-name="P42"/>
      <text:h text:style-name="P77" text:outline-level="1">Software overview</text:h>
      <text:p text:style-name="P57"><text:span text:style-name="Strong_20_Emphasis"><text:span text:style-name="T85">PDF4Teachers is a software dedicated to annotation of learners assessments, </text:span></text:span><text:span text:style-name="Strong_20_Emphasis"><text:span text:style-name="T92">in PDF file format</text:span></text:span><text:span text:style-name="Strong_20_Emphasis"><text:span text:style-name="T85"> </text:span></text:span><text:span text:style-name="Strong_20_Emphasis"><text:span text:style-name="T86">(or image files of the assessments)</text:span></text:span><text:span text:style-name="Strong_20_Emphasis"><text:span text:style-name="T85">. It focuses on maximum productivity in annotating / marking this kind of documents.</text:span></text:span></text:p>
      <text:p text:style-name="P4">PDF4Teachers allows user to quickly add and save recurrent annotations. Edited PDF files can then be exported to generate new PDF files including the edits. When using the grades / marking tool, setting up a marking scale, counting points, and exporting marks of all documents to a CSV file format is made extremely efficient.</text:p>
      <text:p text:style-name="P75"><text:span text:style-name="T155">PDF4Teachers concept is to add elements on the document before exporting it, as a new PDF file. </text:span><text:span text:style-name="T44">E</text:span><text:span text:style-name="T155">lements can be text annotations, LaTeX </text:span><text:span text:style-name="T161">or </text:span><text:span text:style-name="T193">LibreOffice Math</text:span><text:span text:style-name="T155"> formulas, marks, </text:span><text:span text:style-name="T157">SVG </text:span><text:span text:style-name="T155">drawing</text:span><text:span text:style-name="T157">s</text:span><text:span text:style-name="T155"> and images. Elements are saved in distinct files, each edited PDF file has an associated edit set of informations (see </text:span><text:span text:style-name="T155"><text:reference-ref text:reference-format="chapter" text:ref-name="Edit Functions">2</text:reference-ref></text:span><text:span text:style-name="T155">. </text:span><text:span text:style-name="T155"><text:reference-ref text:reference-format="text" text:ref-name="Edit Functions">Edit functions</text:reference-ref></text:span><text:span text:style-name="T137">)</text:span></text:p>
      <text:p text:style-name="P29"/>
      <text:p text:style-name="P76"><text:span text:style-name="T155">A set</text:span><text:span text:style-name="T194"> of </text:span><text:span text:style-name="T45">image files</text:span><text:span text:style-name="T194"> ca</text:span><text:span text:style-name="T155">n be converted in PDF documents, and pages format can be edited (rotation, position, add pages…) </text:span><text:span text:style-name="T165">through the edit pages mode or </text:span><text:span text:style-name="T46">through buttons located on the top right corner of each page, </text:span><text:span text:style-name="T47">or using the edit pages mode</text:span><text:span text:style-name="T155">. </text:span><text:span text:style-name="T162">It is also possible to </text:span><text:span text:style-name="T163">take</text:span><text:span text:style-name="T162"> </text:span><text:span text:style-name="T163">screenshots of pages with a configurable definition, possibly </text:span><text:span text:style-name="T164">higher than the screen</text:span><text:span text:style-name="T163"> one.</text:span></text:p>
      <text:p text:style-name="P4"/>
      <text:p text:style-name="P72"><text:span text:style-name="Strong_20_Emphasis"><text:span text:style-name="T87">PDF4Teachers </text:span></text:span><text:span text:style-name="Strong_20_Emphasis"><text:span text:style-name="T88">conforms to EU GDPR </text:span></text:span><text:span text:style-name="Strong_20_Emphasis"><text:span text:style-name="T116">(General Data Protection Regulation)</text:span></text:span><text:span text:style-name="Strong_20_Emphasis"><text:span text:style-name="T88">: edits and PDF files are locally stored, web access</text:span></text:span><text:span text:style-name="Strong_20_Emphasis"><text:span text:style-name="T89">es</text:span></text:span><text:span text:style-name="Strong_20_Emphasis"><text:span text:style-name="T88"> </text:span></text:span><text:span text:style-name="Strong_20_Emphasis"><text:span text:style-name="T89">purposes are only: check for updates, new interface languages download and anonymized statistics.</text:span></text:span></text:p>
      <text:p text:style-name="P73"><text:span text:style-name="Strong_20_Emphasis"><text:span text:style-name="T89">Anonymized statistics only include:</text:span></text:span></text:p>
      <text:list xml:id="list3311289836" text:style-name="L1">
        <text:list-item>
          <text:p text:style-name="P101"><text:span text:style-name="Strong_20_Emphasis"><text:span text:style-name="T89">total time spent with PDF4Teachers main window in foreground,</text:span></text:span></text:p>
        </text:list-item>
        <text:list-item>
          <text:p text:style-name="P102"><text:span text:style-name="Strong_20_Emphasis"><text:span text:style-name="T156">number of times application was launched,</text:span></text:span></text:p>
        </text:list-item>
        <text:list-item>
          <text:p text:style-name="P102"><text:span text:style-name="Strong_20_Emphasis"><text:span text:style-name="T156">selected language.</text:span></text:span></text:p>
        </text:list-item>
      </text:list>
      <text:h text:style-name="P78" text:outline-level="1"><text:reference-mark-start text:name="Edit Functions"/>Edit functions<text:reference-mark-end text:name="Edit Functions"/></text:h>
      <text:p text:style-name="P47"><draw:frame draw:style-name="fr9" draw:name="Image1" text:anchor-type="paragraph" svg:x="0.034cm" svg:y="0.212cm" svg:width="8.601cm" svg:height="7.77cm" draw:z-index="95"><draw:image xlink:href="Pictures/10000000000002F3000002AAF35258882D6E1E10.png" xlink:type="simple" xlink:show="embed" xlink:actuate="onLoad" draw:mime-type="image/png"/></draw:frame><text:span text:style-name="T1">Various elements can be added on the document (text, grades / </text:span><text:span text:style-name="T2">marks</text:span><text:span text:style-name="T1">). These elements constitute the edit of the document </text:span><text:span text:style-name="T3">which is s</text:span><text:span text:style-name="T2">tored</text:span><text:span text:style-name="T3"> separately</text:span><text:span text:style-name="T1">.</text:span></text:p>
      <text:p text:style-name="P53"><text:span text:style-name="T1">(</text:span><text:span text:style-name="T4">S</text:span><text:span text:style-name="T3">ee</text:span><text:span text:style-name="T1"> </text:span><text:span text:style-name="T3">Tools</text:span><text:span text:style-name="T1"> → </text:span><text:span text:style-name="T4">Debug </text:span><text:span text:style-name="T1">→</text:span><text:span text:style-name="T4"> </text:span><text:span text:style-name="T3">Open the data folder</text:span><text:span text:style-name="T1">)</text:span><text:span text:style-name="T13">.</text:span></text:p>
      <text:p text:style-name="P64"/>
      <text:p text:style-name="P69">Left side figure shows text<text:span text:style-name="T191">s</text:span> element<text:span text:style-name="T191">s and grades</text:span>. Elements can be moved, and edited in the left panel tabs of PDF4Teachers.</text:p>
      <text:p text:style-name="P67"/>
      <text:p text:style-name="P68"/>
      <text:p text:style-name="P63"/>
      <text:p text:style-name="P70"/>
      <text:p text:style-name="P6"><text:span text:style-name="T5">D</text:span><text:span text:style-name="T6">ocument edit is loaded </text:span><text:span text:style-name="T11">as an overlay</text:span><text:span text:style-name="T6"> every time the document is opened in the main panel, but the </text:span><text:span text:style-name="T11">PDF file is not modified</text:span><text:span text:style-name="T6"> </text:span><text:span text:style-name="T1">(</text:span><text:span text:style-name="T12">except</text:span><text:span text:style-name="T3"> when</text:span><text:span text:style-name="T1"> rotat</text:span><text:span text:style-name="T4">ing</text:span><text:span text:style-name="T1">, </text:span><text:span text:style-name="T3">add</text:span><text:span text:style-name="T4">ing</text:span><text:span text:style-name="T1">, </text:span><text:span text:style-name="T3">remov</text:span><text:span text:style-name="T4">ing</text:span><text:span text:style-name="T1"> </text:span><text:span text:style-name="T3">and mov</text:span><text:span text:style-name="T4">ing</text:span><text:span text:style-name="T1"> pages)</text:span><text:span text:style-name="T6">.</text:span></text:p>
      <text:p text:style-name="P62"/>
      <text:p text:style-name="P65">Once editing is finished, document should be exported, in order to create a new PDF file, on which the whole edit will be <text:span text:style-name="T139">permanently added</text:span> (File → Export).</text:p>
      <text:p text:style-name="P5"><text:span text:style-name="T3">It is possible to</text:span><text:span text:style-name="T7"> </text:span><text:span text:style-name="T3">export</text:span><text:span text:style-name="T7">/import </text:span><text:span text:style-name="T3">one/some</text:span><text:span text:style-name="T7"> </text:span><text:span text:style-name="T4">e</text:span><text:span text:style-name="T7">dit</text:span><text:span text:style-name="T3">s with Tools</text:span><text:span text:style-name="T7"> → Export/</text:span><text:span text:style-name="T3">I</text:span><text:span text:style-name="T7">mport </text:span><text:span text:style-name="T3">edit</text:span><text:span text:style-name="T4">s</text:span><text:span text:style-name="T7">.</text:span></text:p>
      <text:p text:style-name="P66"/>
      <text:h text:style-name="P80" text:outline-level="1">Files Tab</text:h>
      <text:p text:style-name="P9"><draw:frame draw:style-name="fr8" draw:name="Image3" text:anchor-type="char" svg:x="0.067cm" svg:y="0.233cm" svg:width="6.309cm" svg:height="6.177cm" draw:z-index="38"><draw:image xlink:href="Pictures/1000000000000190000003C95BEE9E7D7389125B.png" xlink:type="simple" xlink:show="embed" xlink:actuate="onLoad" draw:mime-type="image/png"/></draw:frame>Left panel <text:span text:style-name="T142">is composed of</text:span> 4 tabs. First tab (showed on the left side figure) lists all the opened documents, ready to be edited.</text:p>
      <text:p text:style-name="P48"/>
      <text:p text:style-name="P52"><text:span text:style-name="T168">This tab is just a list of files that you decided to add to this </text:span><text:span text:style-name="T142">set</text:span><text:span text:style-name="T168"> </text:span><text:span text:style-name="T55">(Fi</text:span><text:span text:style-name="T8">le</text:span><text:span text:style-name="T55"> → O</text:span><text:span text:style-name="T8">pen</text:span><text:span text:style-name="T55"> </text:span><text:span text:style-name="T56">[…]</text:span><text:span text:style-name="T55">)</text:span><text:span text:style-name="T57">.</text:span></text:p>
      <text:p text:style-name="P48">It allows a <text:span text:style-name="T142">quick</text:span> access to a set of files and shows details about the files edits.</text:p>
      <text:p text:style-name="P48"/>
      <text:p text:style-name="P54">It is possible to edit files (double clic<text:span text:style-name="T142">k</text:span>) or <text:span text:style-name="T142">do other</text:span> actions (right clic<text:span text:style-name="T142">k</text:span>).</text:p>
      <text:p text:style-name="P49"/>
      <text:p text:style-name="P10">Drag and drop <text:span text:style-name="T152">some </text:span>file<text:span text:style-name="T152">s</text:span>, folder<text:span text:style-name="T152">s</text:span> <text:span text:style-name="T152">or pictures</text:span> <text:span text:style-name="T142">on this tab </text:span>is also possible.</text:p>
      <text:p text:style-name="P10">File sorting in the tab can be set through the <text:span text:style-name="T142">4 </text:span>top buttons of the tab.</text:p>
      <text:h text:style-name="P79" text:outline-level="1">Text elements tab</text:h>
      <text:p text:style-name="P55"><draw:frame draw:style-name="fr1" draw:name="Image2" text:anchor-type="char" svg:x="0cm" svg:y="0.011cm" svg:width="19.001cm" svg:height="8.003cm" draw:z-index="96"><draw:image xlink:href="Pictures/10000000000005A10000025FFF849D2AC18EA7FE.png" xlink:type="simple" xlink:show="embed" xlink:actuate="onLoad" draw:mime-type="image/png"/></draw:frame></text:p>
      <text:p text:style-name="Standard">Creating a new text element is done by a clic<text:span text:style-name="T142">k</text:span> on <text:span text:style-name="T143">new</text:span>. Text is written in the form field of the tab. The element displays on the left side of the sheet.</text:p>
      <text:p text:style-name="P71"><text:span text:style-name="T24">The height of the insertion point </text:span><text:span text:style-name="T21">is determined </text:span><text:span text:style-name="T24">by the last flyover</text:span><text:span text:style-name="T21"> of the mouse pointer </text:span><text:span text:style-name="T24">when leaving the sheet</text:span><text:span text:style-name="T21"> to the left panel. Anticipating this behavior will help you placing immediately the element at the correct height on the </text:span><text:span text:style-name="T22">page</text:span><text:span text:style-name="T21">.</text:span></text:p>
      <text:p text:style-name="Standard"/>
      <text:p text:style-name="Standard"><text:span text:style-name="T48">It is also possible to add a new text element with a double-click on the page or with shortcut </text:span><text:span text:style-name="T112"><draw:custom-shape text:anchor-type="as-char" svg:y="-0.409cm" draw:z-index="32" draw:name="Shape4_16" draw:style-name="gr7" draw:text-style-name="P104" svg:width="0.92cm" svg:height="0.553cm"><text:p text:style-name="P103"><text:span text:style-name="T19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2"><text:s/></text:span><text:span text:style-name="T113">+ </text:span><text:span text:style-name="T113"><draw:custom-shape text:anchor-type="as-char" svg:y="-0.409cm" draw:z-index="33" draw:name="Shape4_17" draw:style-name="gr9" draw:text-style-name="P104" svg:width="0.646cm" svg:height="0.553cm"><text:p text:style-name="P103"><text:span text:style-name="T195">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8">. </text:span><text:span text:style-name="T51">In this case, the element is inserted </text:span><text:span text:style-name="T67">at the exact </text:span><text:span text:style-name="T71">location</text:span><text:span text:style-name="T51"> of the pointer. </text:span><text:span text:style-name="T52">A double click, </text:span><text:span text:style-name="T54">after selecting </text:span><text:span text:style-name="T52">an element, duplicates it.</text:span></text:p>
      <text:p text:style-name="P4">May the element be longer than the page width, carriage returns will be added automatically. After modification, useless returns can be removed through the context menu (right click), on the text edit field.</text:p>
      <text:p text:style-name="P15"><text:span text:style-name="T154">When </text:span><text:span text:style-name="T169">typing</text:span><text:span text:style-name="T154"> an element </text:span><text:span text:style-name="T169">in</text:span><text:span text:style-name="T154"> the text field, similar elements are h</text:span><text:span text:style-name="T9">igh</text:span><text:span text:style-name="T154">lighted. You can navigate among them with the keyboard arrows, and add one </text:span><text:span text:style-name="T169">with</text:span><text:span text:style-name="T154"> </text:span><text:span text:style-name="T112"><draw:custom-shape text:anchor-type="as-char" svg:y="-0.409cm" draw:z-index="35" draw:name="Shape4_19" draw:style-name="gr18" draw:text-style-name="P104" svg:width="1.433cm" svg:height="0.553cm"><text:p text:style-name="P103"><text:span text:style-name="T195">En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2">.</text:span></text:p>
      <text:p text:style-name="P58"/>
      <text:p text:style-name="P8">Categories “Favorite elements”, “Previous elements”, “Current document elements” allow a quick access to already inserted text elements. <text:span text:style-name="T166">Elements can be dragged &amp; dropped on the sheet, or inserted with a</text:span> <text:span text:style-name="T167">left </text:span>clic<text:span text:style-name="T148">k.</text:span> <text:span text:style-name="T166">A</text:span> <text:span text:style-name="T148">right</text:span> click on a listed element, on a category, or on an element inserted on the <text:span text:style-name="T148">page,</text:span> gives access to the context<text:span text:style-name="T148">ual</text:span> menu, with various shortcut functionalities.</text:p>
      <text:p text:style-name="P8"/>
      <text:p text:style-name="P30"><text:soft-page-break/><text:span text:style-name="T64">The maximum width of a text element can be defined with it’s right </text:span><text:span text:style-name="T41">border. This border become red when the element text has been wrapped due to the maximum width.</text:span></text:p>
      <text:p text:style-name="P31"><text:span text:style-name="T41">T</text:span><text:span text:style-name="T25">he default maximum width can be defined in the settings.</text:span></text:p>
      <text:h text:style-name="Heading_20_2" text:outline-level="2"><text:span text:style-name="T135">S</text:span><text:span text:style-name="T132">aving </text:span><text:span text:style-name="T133">e</text:span><text:span text:style-name="T170">l</text:span><text:span text:style-name="T148">e</text:span><text:span text:style-name="T170">ments </text:span><text:span text:style-name="T154">lists</text:span></text:h>
      <text:p text:style-name="P4">Icon <draw:frame draw:style-name="fr3" draw:name="Image8" text:anchor-type="as-char" svg:y="-0.423cm" svg:width="0.6cm" svg:height="0.6cm" draw:z-index="57"><draw:image xlink:href="Pictures/100000010000001B0000001B287AF165D70BA09D.png" xlink:type="simple" xlink:show="embed" xlink:actuate="onLoad" draw:mime-type="image/png"/></draw:frame><text:s/>allows to save the content of the favorites list. Thus, favorites can be organized and loaded for future corrections of similar assessments.</text:p>
      <text:p text:style-name="P4">Icon <draw:frame draw:style-name="fr3" draw:name="Image6" text:anchor-type="as-char" svg:y="-0.423cm" svg:width="0.6cm" svg:height="0.6cm" draw:z-index="61"><draw:image xlink:href="Pictures/100000010000001A0000001AAA5AB9DED97D37EC.png" xlink:type="simple" xlink:show="embed" xlink:actuate="onLoad" draw:mime-type="image/png"/></draw:frame><text:s/>gives access to previously saved favorites elements. Loading or deleting is possible. After loading, modifications in the <text:span text:style-name="T148">panel </text:span>list will not affect the saved list. To modify a saved list, a new one must be created, with the same name.</text:p>
      <text:h text:style-name="P84" text:outline-level="2"><text:span text:style-name="T170">Details </text:span><text:span text:style-name="T132">about the different el</text:span><text:span text:style-name="T154">e</text:span><text:span text:style-name="T170">ments </text:span><text:span text:style-name="T154">lists</text:span></text:h>
      <text:p text:style-name="P11"><text:span text:style-name="T146">Favorite Elements</text:span><text:span text:style-name="T139">:</text:span> Adding to Favorite Elements is done through the context menu on elements present in others lists or in the <text:span text:style-name="T148">page</text:span>. When done from a list, default behavior will move the element from the list to the Favorite Elements list. In order to have a copy behavior, a setting can be done in the Settings menu.</text:p>
      <text:p text:style-name="P71"><text:span text:style-name="T147">Previous Elements</text:span><text:span text:style-name="T70">:</text:span><text:span text:style-name="T58"> Each new element is added in the Previous Elements list. This list stores </text:span><text:span text:style-name="T65">a limited number of elements (see settings)</text:span><text:span text:style-name="T58">. List can be flushed through context menu, on the category. When an element shows up in Previous Elements, it is linked to the </text:span><text:span text:style-name="T59">page</text:span><text:span text:style-name="T58"> element that was just created. The link symbol </text:span><text:span text:style-name="T58"><draw:frame draw:style-name="fr3" draw:name="Image4" text:anchor-type="as-char" svg:y="-0.409cm" svg:width="0.58cm" svg:height="0.566cm" draw:z-index="68"><draw:image xlink:href="Pictures/100000010000002A000000296670527FCAD4C7F8.png" xlink:type="simple" xlink:show="embed" xlink:actuate="onLoad" draw:mime-type="image/png"/></draw:frame></text:span><text:span text:style-name="T58"><text:s/>means that any further modification of the specific element on the sheet will update the element in the list. It can be unlinked through the context menu. </text:span><text:span text:style-name="T17">It is possible to add and link an element by pressing</text:span><text:span text:style-name="T51"> </text:span><text:span text:style-name="T112"><draw:custom-shape text:anchor-type="as-char" svg:y="-0.409cm" draw:z-index="34" draw:name="Shape4_18" draw:style-name="gr27" draw:text-style-name="P104" svg:width="1.163cm" svg:height="0.553cm"><text:p text:style-name="P103"><text:span text:style-name="T195">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2"><text:s/></text:span><text:span text:style-name="T115">when adding it</text:span><text:span text:style-name="T114">.</text:span></text:p>
      <text:p text:style-name="Standard"><text:span text:style-name="T17">The elements lists</text:span><text:span text:style-name="T153">, </text:span><text:span text:style-name="T17">the favorites elements and previous elements are saved in a file named</text:span><text:span text:style-name="T153"> </text:span><text:span text:style-name="T144">textelements.yml</text:span><text:span text:style-name="T153"> </text:span><text:span text:style-name="T154">which can be f</text:span><text:span text:style-name="T18">ound</text:span><text:span text:style-name="T154"> with</text:span><text:span text:style-name="T153"> </text:span><text:span text:style-name="T136">T</text:span><text:span text:style-name="T18">ools </text:span><text:span text:style-name="T153">→ D</text:span><text:span text:style-name="T18">e</text:span><text:span text:style-name="T153">bug → </text:span><text:span text:style-name="T18">Open the data folder.</text:span></text:p>
      <text:h text:style-name="P85" text:outline-level="2"><text:span text:style-name="T191">Writing math formulas (</text:span>LaTeX <text:span text:style-name="T134">or LibreOffice Math)</text:span></text:h>
      <text:p text:style-name="P74"><text:span text:style-name="T158">LaTeX elements can be inserted by starting the text element with</text:span><text:span text:style-name="T159"> </text:span><text:span text:style-name="T159"><draw:custom-shape text:anchor-type="as-char" svg:y="-0.409cm" draw:z-index="46" draw:name="Shape4_22" draw:style-name="gr21" draw:text-style-name="P108" svg:width="0.856cm" svg:height="0.551cm"><text:p text:style-name="P107"><text:span text:style-name="T19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5"><text:s/></text:span><text:span text:style-name="T158">or by enclosing the LaT</text:span><text:span text:style-name="T159">eX </text:span><text:span text:style-name="T158">formula</text:span><text:span text:style-name="T159"> </text:span><text:span text:style-name="T158">with</text:span><text:span text:style-name="T159"> </text:span><text:span text:style-name="T159"><draw:custom-shape text:anchor-type="as-char" svg:y="-0.409cm" draw:z-index="47" draw:name="Shape4_20" draw:style-name="gr20" draw:text-style-name="P108" svg:width="0.856cm" svg:height="0.553cm"><text:p text:style-name="P107"><text:span text:style-name="T19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9">. </text:span><text:span text:style-name="T160">L</text:span>ikewise, <text:span text:style-name="T191">you can write in LibreOffice Math language, by enclosing the formula </text:span><text:span text:style-name="T158">with</text:span><text:span text:style-name="T159"> </text:span><text:span text:style-name="T159"><draw:custom-shape text:anchor-type="as-char" svg:y="-0.409cm" draw:z-index="97" draw:name="Shape4_57" draw:style-name="gr3" draw:text-style-name="P108" svg:width="0.967cm" svg:height="0.553cm"><text:p text:style-name="P107"><text:span text:style-name="T197">&amp;&am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39"><text:span text:style-name="T120"><draw:custom-shape text:anchor-type="as-char" svg:y="-0.409cm" draw:z-index="45" draw:name="Shape4_23" draw:style-name="gr22" draw:text-style-name="P118" svg:width="1.542cm" svg:height="0.551cm"><text:p text:style-name="P117"><text:span text:style-name="T201">$$</text:span><text:span text:style-name="T202">\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0"><text:s/></text:span><text:span text:style-name="T75">for</text:span><text:span text:style-name="T131"> π </text:span><text:span text:style-name="T75">or other maths characters &amp; symbols</text:span></text:p>
      <text:p text:style-name="P38"><text:span text:style-name="T119"><draw:custom-shape text:anchor-type="as-char" svg:y="-0.409cm" draw:z-index="42" draw:name="Shape4_24" draw:style-name="gr25" draw:text-style-name="P106" svg:width="3.569cm" svg:height="0.551cm"><text:p text:style-name="P105"><text:span text:style-name="T196">$$\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9"><text:s/></text:span><text:span text:style-name="T119"><draw:frame draw:style-name="fr3" draw:name="Image18" text:anchor-type="as-char" svg:y="-0.508cm" svg:width="0.631cm" svg:height="0.651cm" draw:z-index="102"><draw:image xlink:href="Pictures/100000010000005200000054DB15B07DEA57C11A.png" xlink:type="simple" xlink:show="embed" xlink:actuate="onLoad" draw:mime-type="image/png"/></draw:frame></text:span><text:span text:style-name="T117"><text:tab/></text:span></text:p>
      <text:p text:style-name="P61"><text:span text:style-name="T151"><draw:custom-shape text:anchor-type="as-char" svg:y="-0.409cm" draw:z-index="44" draw:name="Shape4_25" draw:style-name="gr23" draw:text-style-name="P106" svg:width="1.516cm" svg:height="0.551cm"><text:p text:style-name="P105"><text:span text:style-name="T196">$$\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1"><text:s/></text:span><text:span text:style-name="T151"><draw:frame draw:style-name="fr3" draw:name="Image21" text:anchor-type="as-char" svg:y="-0.342cm" svg:width="0.951cm" svg:height="0.439cm" draw:z-index="103"><draw:image xlink:href="Pictures/100000010000006C000000325258C43C9229C72D.png" xlink:type="simple" xlink:show="embed" xlink:actuate="onLoad" draw:mime-type="image/png"/></draw:frame></text:span></text:p>
      <text:p text:style-name="P38"><text:span text:style-name="T117"><draw:custom-shape text:anchor-type="as-char" svg:y="-0.409cm" draw:z-index="43" draw:name="Shape4_26" draw:style-name="gr24" draw:text-style-name="P106" svg:width="12.881cm" svg:height="0.551cm"><text:p text:style-name="P105"><text:span text:style-name="T196">The vector $$\overrightarrow{\rm A}$$ is wro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7"><text:s/></text:span><text:span text:style-name="T121">“</text:span><text:span text:style-name="T122">The vector</text:span><text:span text:style-name="T123"> </text:span><text:span text:style-name="T121"><draw:frame draw:style-name="fr3" draw:name="Image19" text:anchor-type="as-char" svg:y="-0.653cm" svg:width="0.674cm" svg:height="0.741cm" draw:z-index="104"><draw:image xlink:href="Pictures/1000000100000066000000700B64205ABB71E86D.png" xlink:type="simple" xlink:show="embed" xlink:actuate="onLoad" draw:mime-type="image/png"/></draw:frame></text:span><text:span text:style-name="T121"><text:s/></text:span><text:span text:style-name="T122">is wrong</text:span><text:span text:style-name="T123">”</text:span></text:p>
      <text:p text:style-name="P56"><text:span text:style-name="T118"><draw:custom-shape text:anchor-type="as-char" svg:y="-0.409cm" draw:z-index="98" draw:name="Shape4_58" draw:style-name="gr2" draw:text-style-name="P106" svg:width="6.009cm" svg:height="0.551cm"><text:p text:style-name="P105"><text:span text:style-name="T196">&amp;&amp;9 over 6 = 3 over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8"><text:s/></text:span><text:span text:style-name="T118"><draw:frame draw:style-name="fr2" draw:name="Image7" text:anchor-type="as-char" svg:y="-0.621cm" svg:width="1.739cm" svg:height="0.979cm" draw:z-index="105"><draw:image xlink:href="Pictures/10000000000000C00000006CE4E50C78B4FC0E00.png" xlink:type="simple" xlink:show="embed" xlink:actuate="onLoad" draw:mime-type="image/png"/></draw:frame></text:span></text:p>
      <text:h text:style-name="P83" text:outline-level="1"><text:span text:style-name="T138">Marking</text:span> Tab</text:h>
      <text:p text:style-name="P12"><draw:frame draw:style-name="fr7" draw:name="Image9" text:anchor-type="char" svg:x="0.101cm" svg:y="0cm" svg:width="7.717cm" svg:height="11.185cm" draw:z-index="99"><draw:image xlink:href="Pictures/100000000000015400000243F27D4154895E17A0.png" xlink:type="simple" xlink:show="embed" xlink:actuate="onLoad" draw:mime-type="image/png"/></draw:frame>The buttons on top of the tab have info-bubbles detailing their use when leaving the pointer device on it.</text:p>
      <text:p text:style-name="P50"><text:span text:style-name="T49">This Tab potentially allows the user to enter a grade scale (marking scheme) while correcting the first document of a set. Same tool allows to enter </text:span><text:span text:style-name="T53">marks</text:span><text:span text:style-name="T49">. </text:span><text:span text:style-name="T53">Marking</text:span><text:span text:style-name="T49"> scale can then be copied on other documents thanks to the button </text:span><text:span text:style-name="T49"><draw:frame draw:style-name="fr3" draw:name="Image10" text:anchor-type="as-char" svg:y="-0.45cm" svg:width="0.614cm" svg:height="0.6cm" draw:z-index="70"><draw:image xlink:href="Pictures/100000010000002F0000002A8F4702DD519D463F.png" xlink:type="simple" xlink:show="embed" xlink:actuate="onLoad" draw:mime-type="image/png"/></draw:frame></text:span><text:span text:style-name="T49">. Of course only the scale will be copied, not the </text:span><text:span text:style-name="T53">marks possibly entered</text:span><text:span text:style-name="T49">. In case a </text:span><text:span text:style-name="T53">marking</text:span><text:span text:style-name="T49"> scale already exists in the destination files, merging options will be displayed.</text:span></text:p>
      <text:p text:style-name="P13"/>
      <text:p text:style-name="P51"><text:span text:style-name="T60">At anytime, all the </text:span><text:span text:style-name="T53">mark</text:span><text:span text:style-name="T60">s of a set of documents (or of a single document) can be exported to a spreadsheet file in .</text:span><text:span text:style-name="T10">csv</text:span><text:span text:style-name="T60"> format with the button </text:span><text:span text:style-name="T60"><draw:frame draw:style-name="fr6" draw:name="Image11" text:anchor-type="as-char" svg:y="-0.452cm" svg:width="0.684cm" svg:height="0.6cm" draw:z-index="75"><draw:image xlink:href="Pictures/100000010000003100000028CCDA1CAA9FF357C2.png" xlink:type="simple" xlink:show="embed" xlink:actuate="onLoad" draw:mime-type="image/png"/></draw:frame></text:span><text:span text:style-name="T60">.</text:span></text:p>
      <text:p text:style-name="P4"/>
      <text:p text:style-name="P4"><text:span text:style-name="T149">Mark</text:span>s and <text:span text:style-name="T149">mark</text:span>ing scale are managed through a hierarchical scheme. This allows to automatically <text:span text:style-name="T149">add mark</text:span>s of an exercise to show the exercise sum, and <text:span text:style-name="T149">to</text:span> automatically <text:span text:style-name="T149">add the marks</text:span> of each exercise to a total. A maximum of 4 levels + total is possible. Display options are set with <draw:frame draw:style-name="fr3" draw:name="Image14" text:anchor-type="as-char" svg:y="-0.45cm" svg:width="0.628cm" svg:height="0.591cm" draw:z-index="16"><draw:image xlink:href="Pictures/100000010000004600000042A0756B8B8CE67AD9.png" xlink:type="simple" xlink:show="embed" xlink:actuate="onLoad" draw:mime-type="image/png"/></draw:frame>.</text:p>
      <text:p text:style-name="P16"><text:span text:style-name="T50">Add of a new </text:span><text:span text:style-name="T53">mark</text:span><text:span text:style-name="T50"> in the </text:span><text:span text:style-name="T53">marking</text:span><text:span text:style-name="T50"> scale is done with the </text:span><text:span text:style-name="T50"><draw:frame draw:style-name="fr3" draw:name="Image12" text:anchor-type="as-char" svg:y="-0.443cm" svg:width="0.6cm" svg:height="0.6cm" draw:z-index="39"><draw:image xlink:href="Pictures/100000010000001C0000001CDD80EB32C440987F.png" xlink:type="simple" xlink:show="embed" xlink:actuate="onLoad" draw:mime-type="image/png"/></draw:frame></text:span><text:span text:style-name="T50"><text:s/>button which will add a </text:span><text:span text:style-name="T53">mark</text:span><text:span text:style-name="T50"> of a </text:span><text:span text:style-name="T66">lower hierarchical</text:span><text:span text:style-name="T50"> level: on the above figure, a clic</text:span><text:span text:style-name="T61">k</text:span><text:span text:style-name="T50"> on the </text:span><text:span text:style-name="T50"><draw:frame draw:style-name="fr3" draw:name="Image13" text:anchor-type="as-char" svg:y="-0.443cm" svg:width="0.6cm" svg:height="0.6cm" draw:z-index="40"><draw:image xlink:href="Pictures/100000010000001C0000001CDD80EB32C440987F.png" xlink:type="simple" xlink:show="embed" xlink:actuate="onLoad" draw:mime-type="image/png"/></draw:frame></text:span><text:span text:style-name="T50"><text:s/>button </text:span><text:span text:style-name="T26">right to the </text:span><text:span text:style-name="T43">Exercise 1</text:span><text:span text:style-name="T26"> mark</text:span><text:span text:style-name="T50"> would create a sub-</text:span><text:span text:style-name="T53">mark</text:span><text:span text:style-name="T50"> </text:span><text:span text:style-name="T27">after the</text:span><text:span text:style-name="T50"> </text:span><text:span text:style-name="T145">c</text:span><text:span text:style-name="T50"> </text:span><text:span text:style-name="T62">mark, with same hierarchical level</text:span><text:span text:style-name="T50">, </text:span><text:span text:style-name="T62">and automatically named </text:span><text:span text:style-name="T145">d</text:span><text:span text:style-name="T62">.</text:span></text:p>
      <text:p text:style-name="P17"><text:span text:style-name="T50">Unentered </text:span><text:span text:style-name="T53">mark</text:span><text:span text:style-name="T50">s are not visible on the sheet, they will show up at the last position of the pointing device, once entered. </text:span><text:span text:style-name="T66">Unentered </text:span><text:span text:style-name="T68">mark</text:span><text:span text:style-name="T66">s count for 0 in the sum.</text:span></text:p>
      <text:p text:style-name="P18"><text:span text:style-name="T61">When copying a </text:span><text:span text:style-name="T63">marking</text:span><text:span text:style-name="T61"> scale, it it possible to </text:span><text:span text:style-name="T63">store</text:span><text:span text:style-name="T61"> the </text:span><text:span text:style-name="T63">page l</text:span><text:span text:style-name="T61">ocations of the </text:span><text:span text:style-name="T63">mark</text:span><text:span text:style-name="T61">s. In this case, all the </text:span><text:span text:style-name="T63">mark</text:span><text:span text:style-name="T61">s will be visible on the others documents. This option </text:span><text:span text:style-name="T26">avoid</text:span><text:span text:style-name="T40">s</text:span><text:span text:style-name="T26"> positioning again and again</text:span><text:span text:style-name="T61"> the </text:span><text:span text:style-name="T63">mark</text:span><text:span text:style-name="T61">s </text:span><text:span text:style-name="T63">on</text:span><text:span text:style-name="T61"> each document (when the students reply </text:span><text:span text:style-name="T63">directly </text:span><text:span text:style-name="T61">on the same </text:span><text:span text:style-name="T63">formatted</text:span><text:span text:style-name="T61"> </text:span><text:span text:style-name="T63">subject</text:span><text:span text:style-name="T61"> of questions). </text:span><text:span text:style-name="T63">Mark</text:span><text:span text:style-name="T61">s without value </text:span><text:span text:style-name="T69">will n</text:span><text:span text:style-name="T68">ot</text:span><text:span text:style-name="T69"> be visible on exported</text:span><text:span text:style-name="T61"> PDF, </text:span><text:span text:style-name="T63">e</text:span><text:span text:style-name="T61">ven </text:span><text:span text:style-name="T63">though</text:span><text:span text:style-name="T61"> they are visible when editing.</text:span></text:p>
      <text:p text:style-name="P18">It is possible to give the name "Bonus&lt;<text:span text:style-name="T136">...&gt;</text:span>" to a <text:span text:style-name="T150">mark</text:span>, so its <text:span text:style-name="T150">marking</text:span> scale value will not be added to the total of the <text:span text:style-name="T150">marking </text:span>scale <text:span text:style-name="T150">(but the Bonus mark will be summed).</text:span></text:p>
      <text:h text:style-name="P81" text:outline-level="1">Images and vector elements tab</text:h>
      <text:p text:style-name="P20">Just like any text element, images and vector elements can be added to favorites, and are handled through lists.<draw:frame draw:style-name="fr5" draw:name="Image31" text:anchor-type="char" svg:x="0.104cm" svg:y="0.102cm" svg:width="5.96cm" svg:height="11.587cm" draw:z-index="48"><draw:image xlink:href="Pictures/1000000100000162000002A193AA487042FC3EB5.png" xlink:type="simple" xlink:show="embed" xlink:actuate="onLoad" draw:mime-type="image/png"/></draw:frame></text:p>
      <text:list xml:id="list2326811061" text:style-name="L2">
        <text:list-item>
          <text:p text:style-name="P90">A simple click on an image or a vector drawing <text:span text:style-name="T189">from</text:span> a list activates its placement on the sheet. It is then placed on the page with another click and a drag to fix its size.</text:p>
        </text:list-item>
        <text:list-item>
          <text:p text:style-name="P91">A double click places directly the element on the page, like the single click does it for text elements <text:span text:style-name="T172">(default size, height on page determined by the last flyover of the pointer)</text:span></text:p>
        </text:list-item>
        <text:list-item>
          <text:p text:style-name="P92">The element can also be dragged &amp; dropped to the sheet. It is faster, but the immediate resize is not available.</text:p>
        </text:list-item>
      </text:list>
      <text:p text:style-name="P21">The button <draw:frame draw:style-name="fr2" draw:name="Image28" text:anchor-type="as-char" svg:y="-0.519cm" svg:width="0.66cm" svg:height="0.66cm" draw:z-index="78"><draw:image xlink:href="Pictures/1000000100000025000000256157657C11059838.png" xlink:type="simple" xlink:show="embed" xlink:actuate="onLoad" draw:mime-type="image/png"/></draw:frame><text:s/>allows to replace the selected element by another file, or do actions on the element.</text:p>
      <text:p text:style-name="P20"/>
      <text:h text:style-name="P86" text:outline-level="2"><text:span text:style-name="T171">I</text:span>mages</text:h>
      <text:p text:style-name="P22">Images can be added to PDF4Teachers thanks to the gallery window (Button <text:span text:style-name="T174"><draw:custom-shape text:anchor-type="as-char" svg:y="-0.409cm" draw:z-index="94" draw:name="Shape4_55" draw:style-name="gr4" draw:text-style-name="P108" svg:width="1.2cm" svg:height="0.551cm"><text:p text:style-name="P107"><text:span text:style-name="T197">Ope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or menu <text:span text:style-name="T173"><text:s/></text:span><text:span text:style-name="T173"><draw:frame draw:style-name="fr3" draw:name="Image24" text:anchor-type="as-char" svg:y="-0.478cm" svg:width="0.661cm" svg:height="0.661cm" draw:z-index="83"><draw:image xlink:href="Pictures/100000010000002B0000002B259F52126B0AF182.png" xlink:type="simple" xlink:show="embed" xlink:actuate="onLoad" draw:mime-type="image/png"/></draw:frame></text:span><text:span text:style-name="T173">). </text:span><text:span text:style-name="T175">F</text:span>olders <text:span text:style-name="T175">are added</text:span> to the gallery <text:span text:style-name="T175">by using its drop down menu on the right:</text:span></text:p>
      <text:p text:style-name="P43"><draw:frame draw:style-name="fr4" draw:name="Image23" text:anchor-type="char" svg:x="0.088cm" svg:y="0.346cm" svg:width="18.854cm" svg:height="4.944cm" draw:z-index="49"><draw:image xlink:href="Pictures/10000001000003F500000185624B4128C7CE28A3.png" xlink:type="simple" xlink:show="embed" xlink:actuate="onLoad" draw:mime-type="image/png"/></draw:frame>It is also possible to add images to the edit, bypassing the gallery with the menu <text:span text:style-name="T176"><text:s/></text:span><text:span text:style-name="T176"><draw:frame draw:style-name="fr3" draw:name="Image25" text:anchor-type="as-char" svg:y="-0.478cm" svg:width="0.661cm" svg:height="0.661cm" draw:z-index="92"><draw:image xlink:href="Pictures/100000010000002B0000002B259F52126B0AF182.png" xlink:type="simple" xlink:show="embed" xlink:actuate="onLoad" draw:mime-type="image/png"/></draw:frame></text:span><text:span text:style-name="T176">.</text:span></text:p>
      <text:p text:style-name="P43"><text:span text:style-name="T139">Images are not stored in the edit</text:span>, PDF4Teachers links it to the image file on the source folder. <text:span text:style-name="T139">May the image be deleted or moved, PDF4Teachers would not be able to display it anymore.</text:span></text:p>
      <text:h text:style-name="P87" text:outline-level="2"><text:span text:style-name="T181">V</text:span>ector <text:span text:style-name="T181">elements</text:span></text:h>
      <text:p text:style-name="P46"><text:span text:style-name="T179">Vector elements </text:span><text:span text:style-name="T178">enable to add customized shapes, which can also be freeform </text:span><text:span text:style-name="T28">lines. </text:span><text:span text:style-name="T29">These are encoded as a Scalable Vector Graphics (SVG) path. Basic commands to draw </text:span><text:soft-page-break/><text:span text:style-name="T29">SVG are </text:span><text:span text:style-name="T29"><draw:custom-shape text:anchor-type="as-char" svg:y="-0.409cm" draw:z-index="50" draw:name="Shape4_41" draw:style-name="gr19" draw:text-style-name="P108" svg:width="2.393cm" svg:height="0.551cm"><text:p text:style-name="P107"><text:span text:style-name="T197">M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9"><text:s/>to move on the drawing (pen up), and </text:span><text:span text:style-name="T29"><draw:custom-shape text:anchor-type="as-char" svg:y="-0.409cm" draw:z-index="51" draw:name="Shape4_42" draw:style-name="gr15" draw:text-style-name="P108" svg:width="2.197cm" svg:height="0.551cm"><text:p text:style-name="P107"><text:span text:style-name="T197">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9"><text:s/>to draw a </text:span><text:span text:style-name="T33">segment</text:span><text:span text:style-name="T29"> from current position to a point of coordinates </text:span><text:span text:style-name="T42">(</text:span><text:span text:style-name="T31">x, y</text:span><text:span text:style-name="T42">)</text:span><text:span text:style-name="T30">. </text:span><text:span text:style-name="T33">A series of </text:span><text:span text:style-name="T33"><draw:custom-shape text:anchor-type="as-char" svg:y="-0.409cm" draw:z-index="58" draw:name="Shape4_27" draw:style-name="gr15" draw:text-style-name="P108" svg:width="2.197cm" svg:height="0.551cm"><text:p text:style-name="P107"><text:span text:style-name="T197">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3"><text:s/>commands forms a curve. Hence, a vector element can be a series of curves.</text:span></text:p>
      <text:p text:style-name="P44"><text:span text:style-name="T30">A </text:span><text:span text:style-name="T25">new element can either be created with the menu </text:span><text:span text:style-name="T25"><draw:frame draw:style-name="fr2" draw:name="Image26" text:anchor-type="as-char" svg:y="-0.474cm" svg:width="0.651cm" svg:height="0.651cm" draw:z-index="60"><draw:image xlink:href="Pictures/100000010000002A0000002A68787B5645B0E921.png" xlink:type="simple" xlink:show="embed" xlink:actuate="onLoad" draw:mime-type="image/png"/></draw:frame></text:span><text:span text:style-name="T25">, or by using </text:span><text:span text:style-name="T30"><text:s/></text:span><text:span text:style-name="T76"><draw:custom-shape text:anchor-type="as-char" svg:y="-0.409cm" draw:z-index="52" draw:name="Shape4_43" draw:style-name="gr7" draw:text-style-name="P104" svg:width="0.92cm" svg:height="0.553cm"><text:p text:style-name="P103"><text:span text:style-name="T19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6"><text:s/></text:span><text:span text:style-name="T77">+ </text:span><text:span text:style-name="T77"><draw:custom-shape text:anchor-type="as-char" svg:y="-0.409cm" draw:z-index="53" draw:name="Shape4_44" draw:style-name="gr9" draw:text-style-name="P104" svg:width="0.646cm" svg:height="0.553cm"><text:p text:style-name="P103"><text:span text:style-name="T195">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7"><text:s/>, </text:span><text:span text:style-name="T74">which </text:span><text:span text:style-name="T78">will directly launch the drawing mode.</text:span></text:p>
      <text:p text:style-name="P45"><text:span text:style-name="T74">Each vector element can only be </text:span><text:span text:style-name="T82">made </text:span><text:span text:style-name="T74">of a single filling color (disabled with </text:span><text:span text:style-name="T74"><draw:frame draw:style-name="fr2" draw:name="Image29" text:anchor-type="as-char" svg:y="-0.501cm" svg:width="0.76cm" svg:height="0.66cm" draw:z-index="82"><draw:image xlink:href="Pictures/100000010000002B0000002599E1FDEF71BFAE0C.png" xlink:type="simple" xlink:show="embed" xlink:actuate="onLoad" draw:mime-type="image/png"/></draw:frame></text:span><text:span text:style-name="T74">) and of a single line color (line width is set with <text:s/></text:span><text:span text:style-name="T74"><draw:frame draw:style-name="fr3" draw:name="Image30" text:anchor-type="as-char" svg:y="-0.471cm" svg:width="1.54cm" svg:height="0.66cm" draw:z-index="63"><draw:image xlink:href="Pictures/10000001000000570000002561AB1A0A8605B8CA.png" xlink:type="simple" xlink:show="embed" xlink:actuate="onLoad" draw:mime-type="image/png"/></draw:frame></text:span><text:span text:style-name="T74">).</text:span></text:p>
      <text:h text:style-name="P88" text:outline-level="2">Vector figures: vector elements drawing mode </text:h>
      <text:p text:style-name="P33">The drawing mode of a vector element allows to draw with a mouse, a trackpad, or a drawing tablet, on the whole page extent. It can be activated/deactivated with <draw:frame draw:style-name="fr2" draw:name="Image27" text:anchor-type="as-char" svg:y="-0.508cm" svg:width="0.582cm" svg:height="0.596cm" draw:z-index="65"><draw:image xlink:href="Pictures/10000001000000290000002A4A7783E51BE09B4C.png" xlink:type="simple" xlink:show="embed" xlink:actuate="onLoad" draw:mime-type="image/png"/></draw:frame>, <text:span text:style-name="T184">or with </text:span>a double click, or <draw:custom-shape text:anchor-type="as-char" svg:y="-0.409cm" draw:z-index="54" draw:name="Shape4_21" draw:style-name="gr18" draw:text-style-name="P104" svg:width="1.433cm" svg:height="0.553cm"><text:p text:style-name="P103"><text:span text:style-name="T195">En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84">on a selected vector element.</text:span></text:p>
      <text:p text:style-name="P34">Figures panel options allow to draw straight line or forced horizontal/vertical lines. One can <text:span text:style-name="T139">draw without clicking</text:span>, by simultaneously pressing <draw:custom-shape text:anchor-type="as-char" svg:y="-0.409cm" draw:z-index="55" draw:name="Shape4_46" draw:style-name="gr17" draw:text-style-name="P104" svg:width="1.994cm" svg:height="0.553cm"><text:p text:style-name="P103"><text:span text:style-name="T195">spaceb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his special feature is particularly us<text:span text:style-name="T177">eful when drawing on a trackpad.</text:span></text:p>
      <text:p text:style-name="P35"><text:span text:style-name="T182">The drawing mode leaves access to the other features of PDF4Teachers: one can still access to pages context menu, or add a text element with a double click. </text:span><text:span text:style-name="T183">However, </text:span><text:span text:style-name="T32">creating</text:span><text:span text:style-name="T183"> an other kind of element will end the drawing mode.</text:span></text:p>
      <text:p text:style-name="P26">While annotating mainly with freeform lines, it is strongly recommended to <text:span text:style-name="T192">enable the element automatic splitting in the settings for not having a unique large element on each page.</text:span></text:p>
      <text:p text:style-name="P25"><text:span text:style-name="T186">B</text:span><text:span text:style-name="T184">utton </text:span><text:span text:style-name="T184"><draw:frame draw:style-name="fr2" draw:name="Image32" text:anchor-type="as-char" svg:y="-0.512cm" svg:width="0.66cm" svg:height="0.66cm" draw:z-index="71"><draw:image xlink:href="Pictures/1000000100000025000000256389449330BF5396.png" xlink:type="simple" xlink:show="embed" xlink:actuate="onLoad" draw:mime-type="image/png"/></draw:frame></text:span><text:span text:style-name="T184"><text:s/></text:span><text:span text:style-name="T186">or</text:span><text:span text:style-name="T184"> </text:span><text:span text:style-name="T184"><draw:custom-shape text:anchor-type="as-char" svg:y="-0.409cm" draw:z-index="64" draw:name="Shape4_50" draw:style-name="gr14" draw:text-style-name="P116" svg:width="1.008cm" svg:height="0.553cm"><text:p text:style-name="P115"><text:span text:style-name="T20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4"><text:s/></text:span><text:span text:style-name="T186">key deletes only the last </text:span><text:span text:style-name="T140">segment of a curve</text:span><text:span text:style-name="T186">.</text:span></text:p>
      <text:p text:style-name="P25"><text:span text:style-name="T186">In drawing mode, </text:span><text:span text:style-name="T184"><draw:custom-shape text:anchor-type="as-char" svg:y="-0.409cm" draw:z-index="56" draw:name="Shape4_49" draw:style-name="gr16" draw:text-style-name="P104" svg:width="1.318cm" svg:height="0.553cm"><text:p text:style-name="P103"><text:span text:style-name="T195">De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6"><text:s/></text:span><text:span text:style-name="T184">delete</text:span><text:span text:style-name="T186">s</text:span><text:span text:style-name="T184"> </text:span><text:span text:style-name="T185">the </text:span><text:span text:style-name="T141">last </text:span><text:span text:style-name="T140">curve</text:span><text:span text:style-name="T180"> of an element.</text:span></text:p>
      <text:p text:style-name="P24"><draw:custom-shape text:anchor-type="as-char" svg:y="-0.409cm" draw:z-index="59" draw:name="Shape4_51" draw:style-name="gr7" draw:text-style-name="P104" svg:width="0.92cm" svg:height="0.553cm"><text:p text:style-name="P103"><text:span text:style-name="T19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86">+ </text:span><text:span text:style-name="T186"><draw:custom-shape text:anchor-type="as-char" svg:y="-0.409cm" draw:z-index="62" draw:name="Shape4_52" draw:style-name="gr9" draw:text-style-name="P104" svg:width="0.646cm" svg:height="0.553cm"><text:p text:style-name="P103"><text:span text:style-name="T195">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6"><text:s/>cancels the </text:span><text:span text:style-name="T140">last curve</text:span><text:span text:style-name="T180"> of an element.</text:span></text:p>
      <text:h text:style-name="P89" text:outline-level="2">More information about images and vector elements</text:h>
      <text:p text:style-name="P36">When added to favorites or previous elements, the element on the page is linked to the one in the list: any further modification of the <text:span text:style-name="T187">linked </text:span>element <text:span text:style-name="T187">placed </text:span>on the document will <text:span text:style-name="T187">affect the list.</text:span></text:p>
      <text:p text:style-name="P37">Images inserted from favorites are always linked. But only size an options are concerned: changing the source path of a linked image in the document will not affect the list.</text:p>
      <text:p text:style-name="P28">In the Drawings tab, the <draw:custom-shape text:anchor-type="as-char" svg:y="-0.409cm" draw:z-index="66" draw:name="Shape4_56" draw:style-name="gr13" draw:text-style-name="P114" svg:width="4.13cm" svg:height="0.551cm"><text:p text:style-name="P113"><text:span text:style-name="T199">Advanced setting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menu <text:span text:style-name="T190">gives</text:span>:</text:p>
      <text:p text:style-name="P27"><draw:custom-shape text:anchor-type="as-char" svg:y="-0.409cm" draw:z-index="67" draw:name="Shape4_28" draw:style-name="gr12" draw:text-style-name="P114" svg:width="2.945cm" svg:height="0.551cm"><text:p text:style-name="P113"><text:span text:style-name="T199">Resize mod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pan text:style-name="T190">which</text:span> allows to lock proportions, and offers some special modes. With <draw:custom-shape text:anchor-type="as-char" svg:y="-0.409cm" draw:z-index="69" draw:name="Shape4_29" draw:style-name="gr11" draw:text-style-name="P114" svg:width="3.167cm" svg:height="0.551cm"><text:p text:style-name="P113"><text:span text:style-name="T199">Risizing hold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hese settings are mainly meant for special modifications on default vector elements included <text:span text:style-name="T188">in the application. </text:span><text:span text:style-name="T188"><draw:custom-shape text:anchor-type="as-char" svg:y="-0.409cm" draw:z-index="72" draw:name="Shape4_30" draw:style-name="gr10" draw:text-style-name="P114" svg:width="2.899cm" svg:height="0.551cm"><text:p text:style-name="P113"><text:span text:style-name="T199">Arrows lengh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8">, if &gt;0, allows to automatically add an arrow to each segment, and set a size.</text:span></text:p>
      <text:h text:style-name="P82" text:outline-level="1">Shortcuts</text:h>
      <text:p text:style-name="P19"><draw:frame draw:style-name="fr1" draw:name="Image17" text:anchor-type="char" svg:x="-0.051cm" svg:y="-0.316cm" svg:width="6.255cm" svg:height="9.959cm" draw:z-index="73"><draw:image xlink:href="Pictures/10000001000000F500000186C111C21176E1F537.png" xlink:type="simple" xlink:show="embed" xlink:actuate="onLoad" draw:mime-type="image/png"/></draw:frame><text:span text:style-name="T99">A double click on a page allows to create a new text element </text:span><text:span text:style-name="T100">at the exact position of the pointer.</text:span></text:p>
      <text:p text:style-name="P59"/>
      <text:p text:style-name="P23"><text:span text:style-name="T105">A right click </text:span><text:span text:style-name="T101">on the </text:span><text:span text:style-name="T102">page</text:span><text:span text:style-name="T101"> </text:span><text:span text:style-name="T105">opens the c</text:span><text:span text:style-name="T101">ontext</text:span><text:span text:style-name="T102">ual</text:span><text:span text:style-name="T101"> menu </text:span><text:span text:style-name="T105">to</text:span><text:span text:style-name="T101">:</text:span></text:p>
      <text:p text:style-name="P7"><text:span text:style-name="T106">- </text:span><text:span text:style-name="T105">enter the next mark</text:span><text:span text:style-name="T106"> </text:span><text:span text:style-name="T110">at the </text:span><text:span text:style-name="T111">location</text:span><text:span text:style-name="T101"> of the mouse pointer,</text:span></text:p>
      <text:p text:style-name="P7"><text:span text:style-name="T107">- </text:span><text:span text:style-name="T100">insert one of</text:span><text:span text:style-name="T101"> the most</text:span><text:span text:style-name="T103">ly</text:span><text:span text:style-name="T101"> used text elements,</text:span></text:p>
      <text:p text:style-name="P7"><text:span text:style-name="T101">- </text:span><text:span text:style-name="T100">insert one of</text:span><text:span text:style-name="T101"> the most</text:span><text:span text:style-name="T103">ly</text:span><text:span text:style-name="T101"> used </text:span><text:span text:style-name="T105">vector elements</text:span><text:span text:style-name="T108">,</text:span></text:p>
      <text:p text:style-name="P7"><text:span text:style-name="T108">- </text:span><text:span text:style-name="T105">or one of the mostly used images</text:span></text:p>
      <text:p text:style-name="P23"><text:span text:style-name="T102">On this contextual menu, a left click on the name of the </text:span><text:span text:style-name="T104">suggest</text:span><text:span text:style-name="T102">ed mark to enter, </text:span><text:span text:style-name="T104">gives all the points, </text:span><text:span text:style-name="T105">a right click </text:span><text:span text:style-name="T109">allows to enter them from a list, without the keyboard.</text:span></text:p>
      <text:p text:style-name="P60"/>
      <text:p text:style-name="P23"><text:span text:style-name="T105">A</text:span><text:span text:style-name="T104"> </text:span><text:span text:style-name="T105">double</text:span><text:span text:style-name="T104"> click </text:span><text:span text:style-name="T105">on a mark element </text:span><text:span text:style-name="T104">sets </text:span><text:span text:style-name="T105">it</text:span><text:span text:style-name="T104"> to 0.</text:span></text:p>
      <text:p text:style-name="P14"/>
      <text:p text:style-name="P14"><text:span text:style-name="T93">Besides</text:span><text:span text:style-name="T94"> the menu bar </text:span><text:span text:style-name="T93">displayed</text:span><text:span text:style-name="T94"> shortcuts, </text:span><text:span text:style-name="T96">below</text:span><text:span text:style-name="T93"> are listed other very useful shortcuts</text:span><text:span text:style-name="T73">:</text:span></text:p>
      <text:p text:style-name="P32"><text:span text:style-name="T95">Use</text:span><text:span text:style-name="T124"> </text:span><text:span text:style-name="T124"><draw:custom-shape text:anchor-type="as-char" svg:y="-0.409cm" draw:z-index="36" draw:name="Shape4_13" draw:style-name="gr26" draw:text-style-name="P104" svg:width="1.124cm" svg:height="0.553cm"><text:p text:style-name="P103"><text:span text:style-name="T195">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4"><text:s/></text:span><text:span text:style-name="T95">instead of</text:span><text:span text:style-name="T124"> </text:span><text:span text:style-name="T124"><draw:custom-shape text:anchor-type="as-char" svg:y="-0.409cm" draw:z-index="37" draw:name="Shape4_12" draw:style-name="gr7" draw:text-style-name="P104" svg:width="0.92cm" svg:height="0.553cm"><text:p text:style-name="P103"><text:span text:style-name="T195">Ctrl</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5"><text:s/></text:span><text:span text:style-name="T126">on</text:span><text:span text:style-name="T95"> </text:span><text:span text:style-name="T127">Mac </text:span><text:span text:style-name="T128">keyboards.</text:span></text:p>
      <text:list xml:id="list3353673408" text:style-name="L3">
        <text:list-item>
          <text:p text:style-name="P97"><text:span text:style-name="T14"><draw:custom-shape text:anchor-type="as-char" svg:y="-0.409cm" draw:z-index="20" draw:name="Shape4" draw:style-name="gr7" draw:text-style-name="P104" svg:width="0.92cm" svg:height="0.553cm"><text:p text:style-name="P103"><text:span text:style-name="T19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text:s/></text:span><text:span text:style-name="T15">+ </text:span><text:span text:style-name="T15"><draw:custom-shape text:anchor-type="as-char" svg:y="-0.409cm" draw:z-index="21" draw:name="Shape4_0" draw:style-name="gr9" draw:text-style-name="P104" svg:width="0.646cm" svg:height="0.553cm"><text:p text:style-name="P103"><text:span text:style-name="T195">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text:s/>: </text:span><text:span text:style-name="T16">Creates a new empty text element at the </text:span><text:span text:style-name="T19">location</text:span><text:span text:style-name="T16"> of the pointer. </text:span><text:span text:style-name="T23">If </text:span><text:span text:style-name="T23"><draw:custom-shape text:anchor-type="as-char" svg:y="-0.409cm" draw:z-index="100" draw:name="Shape 1" draw:style-name="gr1" draw:text-style-name="P104" svg:width="1.026cm" svg:height="0.553cm"><text:p text:style-name="P103"><text:span text:style-name="T195">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3"><text:s/>is pressed, the new element will not be added to the previous elements list.</text:span></text:p>
        </text:list-item>
        <text:list-item>
          <text:p text:style-name="P97"><text:span text:style-name="T14"><draw:custom-shape text:anchor-type="as-char" svg:y="-0.409cm" draw:z-index="74" draw:name="Shape4_31" draw:style-name="gr7" draw:text-style-name="P104" svg:width="0.92cm" svg:height="0.553cm"><text:p text:style-name="P103"><text:span text:style-name="T19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text:s/></text:span><text:span text:style-name="T15">+ </text:span><text:span text:style-name="T15"><draw:custom-shape text:anchor-type="as-char" svg:y="-0.409cm" draw:z-index="76" draw:name="Shape4_32" draw:style-name="gr9" draw:text-style-name="P104" svg:width="0.646cm" svg:height="0.553cm"><text:p text:style-name="P103"><text:span text:style-name="T195">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text:s/>: </text:span><text:span text:style-name="T16">Creates </text:span><text:span text:style-name="T19">a new vector element and launches the drawing mode.</text:span><text:span text:style-name="T16"> </text:span><text:span text:style-name="T23">If </text:span><text:span text:style-name="T23"><draw:custom-shape text:anchor-type="as-char" svg:y="-0.409cm" draw:z-index="101" draw:name="Shape 2" draw:style-name="gr1" draw:text-style-name="P104" svg:width="1.026cm" svg:height="0.553cm"><text:p text:style-name="P103"><text:span text:style-name="T195">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3"><text:s/>is pressed, the new element will be added or not in the previous elements list, depending of the settings.</text:span></text:p>
        </text:list-item>
        <text:list-item>
          <text:p text:style-name="P93"><text:span text:style-name="T73"><draw:custom-shape text:anchor-type="as-char" svg:y="-0.409cm" draw:z-index="22" draw:name="Shape4_1" draw:style-name="gr7" draw:text-style-name="P104" svg:width="0.92cm" svg:height="0.553cm"><text:p text:style-name="P103"><text:span text:style-name="T19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3"><text:s/></text:span><text:span text:style-name="T129">+ </text:span><text:span text:style-name="T129"><draw:custom-shape text:anchor-type="as-char" svg:y="-0.409cm" draw:z-index="23" draw:name="Shape4_2" draw:style-name="gr9" draw:text-style-name="P104" svg:width="0.646cm" svg:height="0.553cm"><text:p text:style-name="P103"><text:span text:style-name="T195">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9"><text:s/></text:span><text:span text:style-name="T73">: Selects the next </text:span><text:span text:style-name="T126">mark</text:span><text:span text:style-name="T73"> field to enter.</text:span></text:p>
        </text:list-item>
        <text:list-item>
          <text:p text:style-name="P93"><text:span text:style-name="T94"><draw:custom-shape text:anchor-type="as-char" svg:y="-0.409cm" draw:z-index="77" draw:name="Shape4_11" draw:style-name="gr7" draw:text-style-name="P104" svg:width="0.92cm" svg:height="0.553cm"><text:p text:style-name="P103"><text:span text:style-name="T19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4"><text:s/></text:span><text:span text:style-name="T97">+ </text:span><text:span text:style-name="T97"><draw:custom-shape text:anchor-type="as-char" svg:y="-0.409cm" draw:z-index="79" draw:name="Shape4_15" draw:style-name="gr9" draw:text-style-name="P104" svg:width="0.646cm" svg:height="0.553cm"><text:p text:style-name="P103"><text:span text:style-name="T195">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7"><text:s/></text:span><text:span text:style-name="T94">: Add</text:span><text:span text:style-name="T98">s</text:span><text:span text:style-name="T94"> a new </text:span><text:span text:style-name="T93">mark</text:span><text:span text:style-name="T94"> to the </text:span><text:span text:style-name="T93">marking</text:span><text:span text:style-name="T94"> scale, at the same hierarchical level of the selected </text:span><text:span text:style-name="T93">mark</text:span><text:span text:style-name="T94">.</text:span></text:p>
        </text:list-item>
        <text:list-item>
          <text:p text:style-name="P98"><draw:custom-shape text:anchor-type="as-char" svg:y="-0.409cm" draw:z-index="24" draw:name="Shape4_3" draw:style-name="gr7" draw:text-style-name="P104" svg:width="0.92cm" svg:height="0.553cm"><text:p text:style-name="P103"><text:span text:style-name="T19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72">+ </text:span><text:span text:style-name="T72"><draw:custom-shape text:anchor-type="as-char" svg:y="-0.409cm" draw:z-index="25" draw:name="Shape4_4" draw:style-name="gr28" draw:text-style-name="P104" svg:width="0.856cm" svg:height="0.553cm"><text:p text:style-name="P103"><text:span text:style-name="T195">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2"><text:s/></text:span>: Adds the corresponding favorite text element at the pointer position.</text:p>
        </text:list-item>
        <text:list-item>
          <text:p text:style-name="P94"><text:span text:style-name="T73"><draw:custom-shape text:anchor-type="as-char" svg:y="-0.409cm" draw:z-index="26" draw:name="Shape4_5" draw:style-name="gr7" draw:text-style-name="P104" svg:width="0.92cm" svg:height="0.553cm"><text:p text:style-name="P103"><text:span text:style-name="T19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3"><text:s/></text:span><text:span text:style-name="T129">+ </text:span><text:span text:style-name="T73"><draw:custom-shape text:anchor-type="as-char" svg:y="-0.409cm" draw:z-index="27" draw:name="Shape4_7" draw:style-name="gr6" draw:text-style-name="P104" svg:width="0.862cm" svg:height="0.553cm"><text:p text:style-name="P103"><text:span text:style-name="T195">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3"><text:s/></text:span><text:span text:style-name="T129">+ </text:span><text:span text:style-name="T129"><draw:custom-shape text:anchor-type="as-char" svg:y="-0.409cm" draw:z-index="28" draw:name="Shape4_6" draw:style-name="gr28" draw:text-style-name="P104" svg:width="0.856cm" svg:height="0.553cm"><text:p text:style-name="P103"><text:span text:style-name="T195">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9"><text:s/></text:span><text:span text:style-name="T73">: Quick load of </text:span><text:span text:style-name="T94">the</text:span><text:span text:style-name="T73"> saved favorites list </text:span><text:span text:style-name="T130">corresponding.</text:span></text:p>
        </text:list-item>
        <text:list-item>
          <text:p text:style-name="P99"><draw:custom-shape text:anchor-type="as-char" svg:y="-0.409cm" draw:z-index="29" draw:name="Shape4_8" draw:style-name="gr7" draw:text-style-name="P104" svg:width="0.92cm" svg:height="0.553cm"><text:p text:style-name="P103"><text:span text:style-name="T19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4"><text:s/></text:span><text:span text:style-name="T15">+ </text:span><draw:custom-shape text:anchor-type="as-char" svg:y="-0.409cm" draw:z-index="30" draw:name="Shape4_9" draw:style-name="gr6" draw:text-style-name="P104" svg:width="0.862cm" svg:height="0.553cm"><text:p text:style-name="P103"><text:span text:style-name="T195">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4"><text:s/></text:span><text:span text:style-name="T15">+ </text:span><draw:custom-shape text:anchor-type="as-char" svg:y="-0.409cm" draw:z-index="31" draw:name="Shape4_14" draw:style-name="gr9" draw:text-style-name="P104" svg:width="0.646cm" svg:height="0.553cm"><text:p text:style-name="P103"><text:span text:style-name="T195">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4"><text:s/>: Saves the current favorites list to a new saved list.</text:span></text:p>
        </text:list-item>
        <text:list-item>
          <text:p text:style-name="P100"><text:span text:style-name="T14"><draw:custom-shape text:anchor-type="as-char" svg:y="-0.409cm" draw:z-index="80" draw:name="Shape4_33" draw:style-name="gr8" draw:text-style-name="P104" svg:width="1.093cm" svg:height="0.553cm"><text:p text:style-name="P103"><text:span text:style-name="T195">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 : </text:span><text:span text:style-name="T20">Navig</text:span><text:span text:style-name="T19">ate between text elements tab and vector elements tab.</text:span></text:p>
        </text:list-item>
        <text:list-item>
          <text:p text:style-name="P93"><text:span text:style-name="T79"><draw:custom-shape text:anchor-type="as-char" svg:y="-0.409cm" draw:z-index="86" draw:name="Shape4_36" draw:style-name="gr7" draw:text-style-name="P104" svg:width="0.92cm" svg:height="0.553cm"><text:p text:style-name="P103"><text:span text:style-name="T19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9"><text:s/>+ </text:span><text:span text:style-name="T79"><draw:custom-shape text:anchor-type="as-char" svg:y="-0.409cm" draw:z-index="87" draw:name="Shape4_37" draw:style-name="gr5" draw:text-style-name="P112" svg:width="0.639cm" svg:height="0.553cm"><text:p text:style-name="P111"><text:span text:style-name="T19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9"> : </text:span><text:span text:style-name="T80">Zoom </text:span><text:span text:style-name="T81">a bit.</text:span></text:p>
        </text:list-item>
        <text:list-item>
          <text:p text:style-name="P96"><text:span text:style-name="T91"><draw:custom-shape text:anchor-type="as-char" svg:y="-0.409cm" draw:z-index="88" draw:name="Shape4_39" draw:style-name="gr7" draw:text-style-name="P104" svg:width="0.92cm" svg:height="0.553cm"><text:p text:style-name="P103"><text:span text:style-name="T19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1"><text:s/>+ </text:span><text:span text:style-name="T91"><draw:custom-shape text:anchor-type="as-char" svg:y="-0.409cm" draw:z-index="89" draw:name="Shape4_40" draw:style-name="gr5" draw:text-style-name="P110" svg:width="0.639cm" svg:height="0.553cm"><text:p text:style-name="P109"><text:span text:style-name="T19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1"> : </text:span><text:span text:style-name="T90">Fit Zoom to page width.</text:span></text:p>
        </text:list-item>
        <text:list-item>
          <text:p text:style-name="P99"><text:span text:style-name="T34"><draw:custom-shape text:anchor-type="as-char" svg:y="-0.409cm" draw:z-index="90" draw:name="Shape4_45" draw:style-name="gr7" draw:text-style-name="P104" svg:width="0.92cm" svg:height="0.553cm"><text:p text:style-name="P103"><text:span text:style-name="T19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5"><text:s/></text:span><text:span text:style-name="T36">+ </text:span><text:span text:style-name="T34"><draw:custom-shape text:anchor-type="as-char" svg:y="-0.409cm" draw:z-index="91" draw:name="Shape4_53" draw:style-name="gr6" draw:text-style-name="P104" svg:width="0.862cm" svg:height="0.553cm"><text:p text:style-name="P103"><text:span text:style-name="T195">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5"><text:s/></text:span><text:span text:style-name="T36">+ </text:span><text:span text:style-name="T35"><draw:custom-shape text:anchor-type="as-char" svg:y="-0.409cm" draw:z-index="93" draw:name="Shape4_54" draw:style-name="gr5" draw:text-style-name="P110" svg:width="0.639cm" svg:height="0.553cm"><text:p text:style-name="P109"><text:span text:style-name="T19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5"> : </text:span><text:span text:style-name="T37">Load </text:span><text:span text:style-name="T39">the</text:span><text:span text:style-name="T37"> next file </text:span><text:span text:style-name="T38">listed in</text:span><text:span text:style-name="T37"> the </text:span><text:span text:style-name="T38">files tab.</text:span></text:p>
        </text:list-item>
        <text:list-item>
          <text:p text:style-name="P95"><text:span text:style-name="T80"><draw:custom-shape text:anchor-type="as-char" svg:y="-0.409cm" draw:z-index="81" draw:name="Shape4_34" draw:style-name="gr7" draw:text-style-name="P104" svg:width="0.92cm" svg:height="0.553cm"><text:p text:style-name="P103"><text:span text:style-name="T19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6"><text:s/></text:span><text:span text:style-name="T77">+ </text:span><text:span text:style-name="T80"><draw:custom-shape text:anchor-type="as-char" svg:y="-0.409cm" draw:z-index="84" draw:name="Shape4_35" draw:style-name="gr6" draw:text-style-name="P104" svg:width="0.862cm" svg:height="0.553cm"><text:p text:style-name="P103"><text:span text:style-name="T195">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6"><text:s/></text:span><text:span text:style-name="T77">+ </text:span><text:span text:style-name="T76"><draw:custom-shape text:anchor-type="as-char" svg:y="-0.409cm" draw:z-index="85" draw:name="Shape4_38" draw:style-name="gr5" draw:text-style-name="P110" svg:width="0.639cm" svg:height="0.553cm"><text:p text:style-name="P109"><text:span text:style-name="T19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6"> : </text:span><text:span text:style-name="T81">Load </text:span><text:span text:style-name="T83">the </text:span><text:span text:style-name="T84">previous</text:span><text:span text:style-name="T81"> file </text:span><text:span text:style-name="T84">listed in</text:span><text:span text:style-name="T81"> the </text:span><text:span text:style-name="T84">files tab.</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Rounded MT Bold" svg:font-family="'Arial Rounded MT Bold'" style:font-pitch="variable"/>
    <style:font-face style:name="Arial Unicode MS" svg:font-family="'Arial Unicode MS'" style:font-pitch="variable"/>
    <style:font-face style:name="Arial Unicode MS1" svg:font-family="'Arial Unicode MS'" style:font-family-generic="modern" style:font-pitch="variable"/>
    <style:font-face style:name="Arial Unicode MS2" svg:font-family="'Arial Unicode MS'" style:font-family-generic="swiss"/>
    <style:font-face style:name="Arial Unicode MS3" svg:font-family="'Arial Unicode MS'" style:font-family-generic="swiss" style:font-pitch="variable"/>
    <style:font-face style:name="Arial Unicode MS4"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pitch="variable" style:font-charset="x-symbol"/>
    <style:font-face style:name="Liberation Serif2" svg:font-family="'Liberation Serif'" style:font-family-generic="modern" style:font-pitch="variable"/>
    <style:font-face style:name="Liberation Serif3" svg:font-family="'Liberation Serif'" style:font-family-generic="roman" style:font-pitch="variable"/>
    <style:font-face style:name="Liberation Serif4" svg:font-family="'Liberation Serif'" style:font-family-generic="roman" style:font-pitch="variable" style:font-charset="x-symbol"/>
    <style:font-face style:name="Liberation Serif5" svg:font-family="'Liberation Serif'" style:font-family-generic="swiss" style:font-pitch="variable"/>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3" fo:font-size="12pt" fo:language="en" fo:country="US" style:letter-kerning="true" style:font-name-asian="Songti SC" style:font-size-asian="10.5pt" style:language-asian="zh" style:country-asian="CN" style:font-name-complex="Arial Unicode MS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3" fo:font-size="12pt" fo:language="en" fo:country="US" style:letter-kerning="true" style:font-name-asian="Songti SC" style:font-size-asian="10.5pt" style:language-asian="zh" style:country-asian="CN" style:font-name-complex="Arial Unicode MS4"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1" fo:font-family="Calibri" style:font-family-generic="swiss" style:font-pitch="variable" fo:font-size="15pt"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4"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internal_20_Link" style:display-name="internal Link" style:family="text" style:parent-style-name="Strong_20_Emphasis">
      <style:text-properties fo:color="#355269" loext:opacity="100%" style:font-name="Calibri1" fo:font-family="Calibri" style:font-family-generic="swiss" style:font-pitch="variable" fo:font-size="12pt" fo:font-style="normal" style:text-underline-style="none" fo:font-weight="normal" officeooo:rsid="004b26b6" style:font-size-asian="12pt" style:font-style-asian="normal" style:font-weight-asian="normal" style:font-size-complex="12pt" style:font-style-complex="normal" style:font-weight-complex="norma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fo:language="en" fo:country="US"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Header">
      <style:text-properties fo:language="en" fo:country="US"/>
    </style:style>
    <style:style style:name="MP4"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fo:language="en" fo:country="US" officeooo:rsid="0016785c" officeooo:paragraph-rsid="0016785c" style:font-size-asian="12pt" style:font-size-complex="12pt"/>
    </style:style>
    <style:style style:name="MP5"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4"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7.</text:chapter><text:s/><text:chapter text:display="name" text:outline-level="1">Shortcuts</text:chapter></text:p>
      </style:header>
      <style:header-first>
        <text:p text:style-name="MP3"/>
      </style:header-first>
      <style:footer>
        <text:p text:style-name="MP4"><draw:custom-shape text:anchor-type="paragraph" draw:z-index="6" draw:name="Shape3_1" draw:style-name="Mgr2" draw:text-style-name="MP5" svg:width="21cm" svg:height="0.886cm" svg:x="-1cm" svg:y="0.369cm"><text:p/><draw:enhanced-geometry svg:viewBox="0 0 21600 21600" draw:mirror-vertical="false" draw:mirror-horizontal="false" draw:type="rectangle" draw:enhanced-path="M 0 0 L 21600 0 21600 21600 0 21600 0 0 Z N"/></draw:custom-shape><text:page-number text:select-page="current">8</text:page-number>/<text:page-count>8</text:page-count></text:p>
      </style:footer>
      <style:footer-first>
        <text:p text:style-name="MP4"><draw:custom-shape text:anchor-type="paragraph" draw:z-index="7" draw:name="Shape3_2" draw:style-name="Mgr3" draw:text-style-name="MP5"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8</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6T11:08:19.037678238</meta:creation-date>
    <dc:date>2022-05-08T12:49:17.899000000</dc:date>
    <meta:editing-duration>PT8H9M53S</meta:editing-duration>
    <meta:editing-cycles>76</meta:editing-cycles>
    <meta:generator>LibreOffice/7.3.2.2$Windows_X86_64 LibreOffice_project/49f2b1bff42cfccbd8f788c8dc32c1c309559be0</meta:generator>
    <meta:document-statistic meta:table-count="0" meta:image-count="29" meta:object-count="0" meta:page-count="8" meta:paragraph-count="109" meta:word-count="2403" meta:character-count="13416" meta:non-whitespace-character-count="11079"/>
  </office:meta>
</office:document-meta>
</file>